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Thumbnails/thumbnail.png" manifest:media-type="image/png"/>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52/content.xml" manifest:media-type="text/xml"/>
  <manifest:file-entry manifest:full-path="Object 52/styles.xml" manifest:media-type="text/xml"/>
  <manifest:file-entry manifest:full-path="Object 52/settings.xml" manifest:media-type="text/xml"/>
  <manifest:file-entry manifest:full-path="Object 52/" manifest:version="1.3" manifest:media-type="application/vnd.oasis.opendocument.graphics"/>
  <manifest:file-entry manifest:full-path="content.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5.857cm" fo:margin-left="-0.106cm" fo:margin-top="0cm" fo:margin-bottom="0cm" table:align="left"/>
    </style:style>
    <style:style style:name="Table1.A" style:family="table-column">
      <style:table-column-properties style:column-width="2.309cm"/>
    </style:style>
    <style:style style:name="Table1.B" style:family="table-column">
      <style:table-column-properties style:column-width="2.26cm"/>
    </style:style>
    <style:style style:name="Table1.C" style:family="table-column">
      <style:table-column-properties style:column-width="2.258cm"/>
    </style:style>
    <style:style style:name="Table1.E" style:family="table-column">
      <style:table-column-properties style:column-width="2.25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8.115cm" fo:margin-left="-0.106cm" fo:margin-top="0cm" fo:margin-bottom="0cm" table:align="left"/>
    </style:style>
    <style:style style:name="Table2.A" style:family="table-column">
      <style:table-column-properties style:column-width="2.311cm"/>
    </style:style>
    <style:style style:name="Table2.B" style:family="table-column">
      <style:table-column-properties style:column-width="2.258cm"/>
    </style:style>
    <style:style style:name="Table2.C" style:family="table-column">
      <style:table-column-properties style:column-width="2.256cm"/>
    </style:style>
    <style:style style:name="Table2.D" style:family="table-column">
      <style:table-column-properties style:column-width="2.26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570407" officeooo:paragraph-rsid="00570407"/>
    </style:style>
    <style:style style:name="P40" style:family="paragraph" style:parent-style-name="Standard">
      <style:text-properties officeooo:rsid="0070d653" officeooo:paragraph-rsid="006f2324"/>
    </style:style>
    <style:style style:name="P41" style:family="paragraph" style:parent-style-name="Title">
      <style:text-properties officeooo:rsid="007553f7" officeooo:paragraph-rsid="007553f7"/>
    </style:style>
    <style:style style:name="P42" style:family="paragraph" style:parent-style-name="Standard">
      <style:text-properties officeooo:rsid="008259f4" officeooo:paragraph-rsid="008259f4"/>
    </style:style>
    <style:style style:name="P43" style:family="paragraph" style:parent-style-name="Standard">
      <style:text-properties officeooo:rsid="006c73f5" officeooo:paragraph-rsid="006c73f5"/>
    </style:style>
    <style:style style:name="P44" style:family="paragraph" style:parent-style-name="Standard">
      <style:text-properties officeooo:rsid="0087c1d1" officeooo:paragraph-rsid="0087c1d1"/>
    </style:style>
    <style:style style:name="P45" style:family="paragraph" style:parent-style-name="Standard">
      <style:text-properties officeooo:rsid="00884867" officeooo:paragraph-rsid="00884867"/>
    </style:style>
    <style:style style:name="P46" style:family="paragraph" style:parent-style-name="Standard">
      <style:text-properties officeooo:rsid="00889c2f" officeooo:paragraph-rsid="00889c2f"/>
    </style:style>
    <style:style style:name="P47" style:family="paragraph" style:parent-style-name="Standard">
      <style:text-properties officeooo:rsid="008e285f" officeooo:paragraph-rsid="008e285f"/>
    </style:style>
    <style:style style:name="P48" style:family="paragraph" style:parent-style-name="Standard">
      <style:text-properties officeooo:rsid="0090d106" officeooo:paragraph-rsid="0090d106"/>
    </style:style>
    <style:style style:name="P49" style:family="paragraph" style:parent-style-name="Standard">
      <style:text-properties officeooo:rsid="00910e99" officeooo:paragraph-rsid="00910e99"/>
    </style:style>
    <style:style style:name="P50" style:family="paragraph" style:parent-style-name="Standard">
      <style:text-properties officeooo:rsid="0096487a" officeooo:paragraph-rsid="0096487a"/>
    </style:style>
    <style:style style:name="P51" style:family="paragraph" style:parent-style-name="Standard">
      <style:text-properties officeooo:rsid="009a3605" officeooo:paragraph-rsid="009a3605"/>
    </style:style>
    <style:style style:name="P52" style:family="paragraph" style:parent-style-name="Standard">
      <style:text-properties officeooo:rsid="009bec2f" officeooo:paragraph-rsid="009bec2f"/>
    </style:style>
    <style:style style:name="P53" style:family="paragraph" style:parent-style-name="Standard">
      <style:text-properties officeooo:rsid="009d595c" officeooo:paragraph-rsid="009d595c"/>
    </style:style>
    <style:style style:name="P54" style:family="paragraph" style:parent-style-name="Standard">
      <style:text-properties officeooo:rsid="009e1ece" officeooo:paragraph-rsid="009e1ece"/>
    </style:style>
    <style:style style:name="P55" style:family="paragraph" style:parent-style-name="Standard">
      <style:text-properties officeooo:rsid="009fcd54" officeooo:paragraph-rsid="009fcd54"/>
    </style:style>
    <style:style style:name="P56" style:family="paragraph" style:parent-style-name="Standard">
      <style:text-properties officeooo:rsid="005c1f00" officeooo:paragraph-rsid="005c1f00"/>
    </style:style>
    <style:style style:name="P57" style:family="paragraph" style:parent-style-name="Standard">
      <style:text-properties officeooo:rsid="00a2c706" officeooo:paragraph-rsid="00a2c706"/>
    </style:style>
    <style:style style:name="P58" style:family="paragraph" style:parent-style-name="Standard">
      <style:text-properties officeooo:rsid="00a7132b" officeooo:paragraph-rsid="00a7132b"/>
    </style:style>
    <style:style style:name="P59" style:family="paragraph" style:parent-style-name="Standard">
      <style:text-properties officeooo:rsid="00a72428" officeooo:paragraph-rsid="00a72428"/>
    </style:style>
    <style:style style:name="P60" style:family="paragraph" style:parent-style-name="Standard">
      <style:text-properties officeooo:rsid="00a7f8ff" officeooo:paragraph-rsid="00a7f8ff"/>
    </style:style>
    <style:style style:name="P61" style:family="paragraph" style:parent-style-name="Standard">
      <style:text-properties officeooo:rsid="00a87ca8" officeooo:paragraph-rsid="00a87ca8"/>
    </style:style>
    <style:style style:name="P62" style:family="paragraph" style:parent-style-name="Standard">
      <style:text-properties officeooo:rsid="00a89edc" officeooo:paragraph-rsid="00a89edc"/>
    </style:style>
    <style:style style:name="P63" style:family="paragraph" style:parent-style-name="Standard">
      <style:text-properties officeooo:rsid="00aab740" officeooo:paragraph-rsid="00aab740"/>
    </style:style>
    <style:style style:name="P64" style:family="paragraph" style:parent-style-name="Standard">
      <style:text-properties officeooo:rsid="00bbccde" officeooo:paragraph-rsid="00bbccde"/>
    </style:style>
    <style:style style:name="P65" style:family="paragraph" style:parent-style-name="Standard">
      <style:text-properties officeooo:rsid="00bd91a8" officeooo:paragraph-rsid="00bd91a8"/>
    </style:style>
    <style:style style:name="P66" style:family="paragraph" style:parent-style-name="Standard">
      <style:text-properties officeooo:rsid="00c05995" officeooo:paragraph-rsid="00c05995"/>
    </style:style>
    <style:style style:name="P67" style:family="paragraph" style:parent-style-name="Standard">
      <style:text-properties officeooo:rsid="00c1e2a1" officeooo:paragraph-rsid="00c1e2a1"/>
    </style:style>
    <style:style style:name="P68" style:family="paragraph" style:parent-style-name="Standard">
      <style:text-properties officeooo:rsid="00c61662" officeooo:paragraph-rsid="00c61662"/>
    </style:style>
    <style:style style:name="P69" style:family="paragraph" style:parent-style-name="Standard">
      <style:text-properties officeooo:rsid="00c71ee5" officeooo:paragraph-rsid="00c71ee5"/>
    </style:style>
    <style:style style:name="P70" style:family="paragraph" style:parent-style-name="Standard">
      <style:text-properties officeooo:rsid="00cd4ac9" officeooo:paragraph-rsid="00cd4ac9"/>
    </style:style>
    <style:style style:name="P71" style:family="paragraph" style:parent-style-name="Standard">
      <style:text-properties officeooo:rsid="00cde99d" officeooo:paragraph-rsid="00cde99d"/>
    </style:style>
    <style:style style:name="P72" style:family="paragraph" style:parent-style-name="Standard">
      <style:text-properties officeooo:rsid="00cf86c1" officeooo:paragraph-rsid="00cf86c1"/>
    </style:style>
    <style:style style:name="P73" style:family="paragraph" style:parent-style-name="Standard">
      <style:text-properties officeooo:rsid="00d129b5" officeooo:paragraph-rsid="00d129b5"/>
    </style:style>
    <style:style style:name="P74" style:family="paragraph" style:parent-style-name="Standard">
      <style:text-properties officeooo:rsid="00d1a9da" officeooo:paragraph-rsid="00d1a9da"/>
    </style:style>
    <style:style style:name="P75" style:family="paragraph" style:parent-style-name="Standard">
      <style:text-properties officeooo:rsid="00d2cd1f" officeooo:paragraph-rsid="00d2cd1f"/>
    </style:style>
    <style:style style:name="P76" style:family="paragraph" style:parent-style-name="Standard">
      <style:text-properties officeooo:rsid="00d50947" officeooo:paragraph-rsid="00d50947"/>
    </style:style>
    <style:style style:name="P77" style:family="paragraph" style:parent-style-name="Standard">
      <style:text-properties officeooo:rsid="00d6237d" officeooo:paragraph-rsid="00d6237d"/>
    </style:style>
    <style:style style:name="P78" style:family="paragraph" style:parent-style-name="Standard">
      <style:text-properties officeooo:rsid="00dd50d9" officeooo:paragraph-rsid="00d6237d"/>
    </style:style>
    <style:style style:name="P79" style:family="paragraph" style:parent-style-name="Standard">
      <style:text-properties officeooo:rsid="00e12841" officeooo:paragraph-rsid="00e12841"/>
    </style:style>
    <style:style style:name="P80" style:family="paragraph" style:parent-style-name="Standard">
      <style:text-properties officeooo:rsid="00e27b15" officeooo:paragraph-rsid="00e27b15"/>
    </style:style>
    <style:style style:name="P81" style:family="paragraph" style:parent-style-name="Standard">
      <style:text-properties officeooo:rsid="00e2fe42" officeooo:paragraph-rsid="00e2fe42"/>
    </style:style>
    <style:style style:name="P82" style:family="paragraph" style:parent-style-name="Standard">
      <style:text-properties officeooo:rsid="00e2fe42" officeooo:paragraph-rsid="00e4f332"/>
    </style:style>
    <style:style style:name="P83" style:family="paragraph" style:parent-style-name="Standard">
      <style:text-properties officeooo:rsid="00e4f332" officeooo:paragraph-rsid="00e4f332"/>
    </style:style>
    <style:style style:name="P84" style:family="paragraph" style:parent-style-name="Standard">
      <style:text-properties officeooo:rsid="00e6ed86" officeooo:paragraph-rsid="00e6ed86"/>
    </style:style>
    <style:style style:name="P85" style:family="paragraph" style:parent-style-name="Standard">
      <style:text-properties officeooo:rsid="00eea48c" officeooo:paragraph-rsid="00eea48c"/>
    </style:style>
    <style:style style:name="P86" style:family="paragraph" style:parent-style-name="Standard">
      <style:text-properties officeooo:rsid="00f009d7" officeooo:paragraph-rsid="00f009d7"/>
    </style:style>
    <style:style style:name="P87" style:family="paragraph" style:parent-style-name="Standard">
      <style:text-properties officeooo:rsid="00f115b8" officeooo:paragraph-rsid="00f115b8"/>
    </style:style>
    <style:style style:name="P88" style:family="paragraph" style:parent-style-name="Standard">
      <style:text-properties officeooo:rsid="00f5f5ad" officeooo:paragraph-rsid="00f5f5ad"/>
    </style:style>
    <style:style style:name="P89" style:family="paragraph" style:parent-style-name="Standard">
      <style:text-properties officeooo:rsid="00f60db2" officeooo:paragraph-rsid="00f60db2"/>
    </style:style>
    <style:style style:name="P90" style:family="paragraph" style:parent-style-name="Standard">
      <style:text-properties officeooo:rsid="00f70171" officeooo:paragraph-rsid="00f70171"/>
    </style:style>
    <style:style style:name="P91" style:family="paragraph" style:parent-style-name="Standard">
      <style:text-properties officeooo:rsid="00f75582" officeooo:paragraph-rsid="00f75582"/>
    </style:style>
    <style:style style:name="P92" style:family="paragraph" style:parent-style-name="Standard">
      <style:text-properties officeooo:rsid="00f92256" officeooo:paragraph-rsid="00f92256"/>
    </style:style>
    <style:style style:name="P93" style:family="paragraph" style:parent-style-name="Standard">
      <style:text-properties officeooo:rsid="00ff03b3" officeooo:paragraph-rsid="00ff03b3"/>
    </style:style>
    <style:style style:name="P94" style:family="paragraph" style:parent-style-name="Standard">
      <style:text-properties officeooo:rsid="0102013b" officeooo:paragraph-rsid="0102013b"/>
    </style:style>
    <style:style style:name="P95" style:family="paragraph" style:parent-style-name="Standard">
      <style:text-properties officeooo:rsid="00fa4c1c" officeooo:paragraph-rsid="00fa4c1c"/>
    </style:style>
    <style:style style:name="P96" style:family="paragraph" style:parent-style-name="Standard">
      <style:text-properties officeooo:rsid="0102a1e6" officeooo:paragraph-rsid="0102a1e6"/>
    </style:style>
    <style:style style:name="P97" style:family="paragraph" style:parent-style-name="Standard">
      <style:text-properties officeooo:rsid="0102e790" officeooo:paragraph-rsid="0102e790"/>
    </style:style>
    <style:style style:name="P98" style:family="paragraph" style:parent-style-name="Standard">
      <style:text-properties officeooo:rsid="0104fcfd" officeooo:paragraph-rsid="0104fcfd"/>
    </style:style>
    <style:style style:name="P99" style:family="paragraph" style:parent-style-name="Standard">
      <style:text-properties officeooo:rsid="00ff206f" officeooo:paragraph-rsid="00ff206f"/>
    </style:style>
    <style:style style:name="P100" style:family="paragraph" style:parent-style-name="Standard">
      <style:text-properties officeooo:rsid="0107a265" officeooo:paragraph-rsid="0107a265"/>
    </style:style>
    <style:style style:name="P101" style:family="paragraph" style:parent-style-name="Standard">
      <style:paragraph-properties fo:text-align="start" style:justify-single-word="false">
        <style:tab-stops/>
      </style:paragraph-properties>
    </style:style>
    <style:style style:name="P102" style:family="paragraph" style:parent-style-name="Standard">
      <style:paragraph-properties fo:text-align="end" style:justify-single-word="false">
        <style:tab-stops/>
      </style:paragraph-properties>
    </style:style>
    <style:style style:name="P103" style:family="paragraph" style:parent-style-name="Standard">
      <style:text-properties officeooo:rsid="0108f4a7" officeooo:paragraph-rsid="0108f4a7"/>
    </style:style>
    <style:style style:name="P104" style:family="paragraph" style:parent-style-name="Standard">
      <style:text-properties officeooo:rsid="0109e225" officeooo:paragraph-rsid="0109e225"/>
    </style:style>
    <style:style style:name="P105" style:family="paragraph" style:parent-style-name="Standard">
      <style:text-properties officeooo:rsid="010bade2" officeooo:paragraph-rsid="010bade2"/>
    </style:style>
    <style:style style:name="P106" style:family="paragraph" style:parent-style-name="Standard">
      <style:text-properties officeooo:rsid="010d7aea" officeooo:paragraph-rsid="010d7aea"/>
    </style:style>
    <style:style style:name="P107" style:family="paragraph" style:parent-style-name="Standard">
      <style:text-properties officeooo:rsid="010dcf98" officeooo:paragraph-rsid="010dcf98"/>
    </style:style>
    <style:style style:name="P108" style:family="paragraph" style:parent-style-name="Standard">
      <style:text-properties officeooo:rsid="01104438" officeooo:paragraph-rsid="01104438"/>
    </style:style>
    <style:style style:name="P109" style:family="paragraph" style:parent-style-name="Standard">
      <style:text-properties officeooo:rsid="0112d1fd" officeooo:paragraph-rsid="0112d1fd"/>
    </style:style>
    <style:style style:name="P110" style:family="paragraph" style:parent-style-name="Standard">
      <style:text-properties officeooo:rsid="011431ba" officeooo:paragraph-rsid="011431ba"/>
    </style:style>
    <style:style style:name="P111" style:family="paragraph" style:parent-style-name="Standard">
      <style:text-properties officeooo:rsid="0115e2f6" officeooo:paragraph-rsid="0115e2f6"/>
    </style:style>
    <style:style style:name="P112" style:family="paragraph" style:parent-style-name="Standard">
      <style:text-properties officeooo:rsid="01168a3e" officeooo:paragraph-rsid="01168a3e"/>
    </style:style>
    <style:style style:name="P113" style:family="paragraph" style:parent-style-name="Standard">
      <style:text-properties officeooo:rsid="0119be4c" officeooo:paragraph-rsid="0119be4c"/>
    </style:style>
    <style:style style:name="P114" style:family="paragraph" style:parent-style-name="Standard">
      <style:text-properties officeooo:rsid="011d348d" officeooo:paragraph-rsid="011d348d"/>
    </style:style>
    <style:style style:name="P115" style:family="paragraph" style:parent-style-name="Standard">
      <style:text-properties officeooo:rsid="011ed0f6" officeooo:paragraph-rsid="011ed0f6"/>
    </style:style>
    <style:style style:name="P116" style:family="paragraph" style:parent-style-name="Standard">
      <style:text-properties officeooo:rsid="0120edc3" officeooo:paragraph-rsid="0120edc3"/>
    </style:style>
    <style:style style:name="P117" style:family="paragraph" style:parent-style-name="Standard">
      <style:text-properties officeooo:rsid="01215267" officeooo:paragraph-rsid="01215267"/>
    </style:style>
    <style:style style:name="P118" style:family="paragraph" style:parent-style-name="Standard">
      <style:text-properties officeooo:rsid="0121b8f1" officeooo:paragraph-rsid="0121b8f1"/>
    </style:style>
    <style:style style:name="P119" style:family="paragraph" style:parent-style-name="Standard">
      <style:text-properties officeooo:rsid="01241b53" officeooo:paragraph-rsid="01241b53"/>
    </style:style>
    <style:style style:name="P120" style:family="paragraph" style:parent-style-name="Standard">
      <style:text-properties officeooo:rsid="01259bdc" officeooo:paragraph-rsid="01259bdc"/>
    </style:style>
    <style:style style:name="P121" style:family="paragraph" style:parent-style-name="Standard">
      <style:text-properties officeooo:rsid="0126987c" officeooo:paragraph-rsid="0126987c"/>
    </style:style>
    <style:style style:name="P122" style:family="paragraph" style:parent-style-name="Standard">
      <style:text-properties officeooo:rsid="01294e54" officeooo:paragraph-rsid="01294e54"/>
    </style:style>
    <style:style style:name="P123" style:family="paragraph" style:parent-style-name="Standard">
      <style:text-properties officeooo:rsid="012b4a01" officeooo:paragraph-rsid="012b4a01"/>
    </style:style>
    <style:style style:name="P124" style:family="paragraph" style:parent-style-name="Standard">
      <style:text-properties officeooo:rsid="01324de0" officeooo:paragraph-rsid="01324de0"/>
    </style:style>
    <style:style style:name="P125" style:family="paragraph" style:parent-style-name="Standard">
      <style:text-properties officeooo:rsid="0134fcf0" officeooo:paragraph-rsid="0134fcf0"/>
    </style:style>
    <style:style style:name="P126" style:family="paragraph" style:parent-style-name="Standard">
      <style:text-properties officeooo:rsid="0136bba6" officeooo:paragraph-rsid="0136bba6"/>
    </style:style>
    <style:style style:name="P127" style:family="paragraph" style:parent-style-name="Standard">
      <style:text-properties officeooo:rsid="0138555f" officeooo:paragraph-rsid="0138555f"/>
    </style:style>
    <style:style style:name="P128" style:family="paragraph" style:parent-style-name="Standard">
      <style:text-properties officeooo:rsid="013e5eb2" officeooo:paragraph-rsid="013e5eb2"/>
    </style:style>
    <style:style style:name="P129" style:family="paragraph" style:parent-style-name="Standard">
      <style:text-properties officeooo:rsid="013ecf63" officeooo:paragraph-rsid="013ecf63"/>
    </style:style>
    <style:style style:name="P130" style:family="paragraph" style:parent-style-name="Standard">
      <style:text-properties officeooo:rsid="01417d0a" officeooo:paragraph-rsid="01417d0a"/>
    </style:style>
    <style:style style:name="P131" style:family="paragraph" style:parent-style-name="Standard">
      <style:text-properties officeooo:rsid="0142f0f3" officeooo:paragraph-rsid="0142f0f3"/>
    </style:style>
    <style:style style:name="P132" style:family="paragraph" style:parent-style-name="Standard">
      <style:text-properties officeooo:rsid="01441789" officeooo:paragraph-rsid="01441789"/>
    </style:style>
    <style:style style:name="P133" style:family="paragraph" style:parent-style-name="Standard">
      <style:text-properties officeooo:rsid="014a3a81" officeooo:paragraph-rsid="014a3a81"/>
    </style:style>
    <style:style style:name="P134" style:family="paragraph" style:parent-style-name="Standard">
      <style:text-properties officeooo:rsid="014c99c6" officeooo:paragraph-rsid="014c99c6"/>
    </style:style>
    <style:style style:name="P135" style:family="paragraph" style:parent-style-name="Standard">
      <style:text-properties officeooo:rsid="014dd63e" officeooo:paragraph-rsid="014dd63e"/>
    </style:style>
    <style:style style:name="P136" style:family="paragraph" style:parent-style-name="Standard">
      <style:text-properties officeooo:rsid="014f6b75" officeooo:paragraph-rsid="014f6b75"/>
    </style:style>
    <style:style style:name="P137" style:family="paragraph" style:parent-style-name="Standard">
      <style:text-properties officeooo:rsid="0151286e" officeooo:paragraph-rsid="0151286e"/>
    </style:style>
    <style:style style:name="P138" style:family="paragraph" style:parent-style-name="Standard">
      <style:text-properties officeooo:rsid="0153273f" officeooo:paragraph-rsid="0153273f"/>
    </style:style>
    <style:style style:name="P139" style:family="paragraph" style:parent-style-name="Standard">
      <style:text-properties officeooo:rsid="0154175d" officeooo:paragraph-rsid="0154175d"/>
    </style:style>
    <style:style style:name="P140" style:family="paragraph" style:parent-style-name="Standard">
      <style:text-properties officeooo:rsid="0154c5f0" officeooo:paragraph-rsid="0154c5f0"/>
    </style:style>
    <style:style style:name="P141" style:family="paragraph" style:parent-style-name="Standard">
      <style:text-properties officeooo:rsid="01554f5c" officeooo:paragraph-rsid="01554f5c"/>
    </style:style>
    <style:style style:name="P142" style:family="paragraph" style:parent-style-name="Standard">
      <style:text-properties officeooo:rsid="01556771" officeooo:paragraph-rsid="01556771"/>
    </style:style>
    <style:style style:name="P143" style:family="paragraph" style:parent-style-name="Standard">
      <style:text-properties officeooo:rsid="0156d8a3" officeooo:paragraph-rsid="0156d8a3"/>
    </style:style>
    <style:style style:name="P144" style:family="paragraph" style:parent-style-name="Standard">
      <style:text-properties officeooo:rsid="01587060" officeooo:paragraph-rsid="01587060"/>
    </style:style>
    <style:style style:name="P145" style:family="paragraph" style:parent-style-name="Standard">
      <style:text-properties officeooo:rsid="015ad971" officeooo:paragraph-rsid="015ad971"/>
    </style:style>
    <style:style style:name="P146" style:family="paragraph" style:parent-style-name="Standard">
      <style:text-properties officeooo:rsid="015c16b9" officeooo:paragraph-rsid="015c16b9"/>
    </style:style>
    <style:style style:name="P147" style:family="paragraph" style:parent-style-name="Standard">
      <style:text-properties officeooo:rsid="015d53b2" officeooo:paragraph-rsid="015d53b2"/>
    </style:style>
    <style:style style:name="P148" style:family="paragraph" style:parent-style-name="Heading_20_1">
      <style:paragraph-properties fo:break-before="page"/>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d21d2"/>
    </style:style>
    <style:style style:name="T20" style:family="text">
      <style:text-properties officeooo:rsid="008efd24"/>
    </style:style>
    <style:style style:name="T21" style:family="text">
      <style:text-properties officeooo:rsid="0090d106"/>
    </style:style>
    <style:style style:name="T22" style:family="text">
      <style:text-properties officeooo:rsid="0097c3c2"/>
    </style:style>
    <style:style style:name="T23" style:family="text">
      <style:text-properties officeooo:rsid="00abbc31"/>
    </style:style>
    <style:style style:name="T24" style:family="text">
      <style:text-properties officeooo:rsid="00c8f2e1"/>
    </style:style>
    <style:style style:name="T25" style:family="text">
      <style:text-properties officeooo:rsid="00cbc1f7"/>
    </style:style>
    <style:style style:name="T26" style:family="text">
      <style:text-properties officeooo:rsid="00d90478"/>
    </style:style>
    <style:style style:name="T27" style:family="text">
      <style:text-properties officeooo:rsid="00e4f332"/>
    </style:style>
    <style:style style:name="T28" style:family="text">
      <style:text-properties officeooo:rsid="00eafcb8"/>
    </style:style>
    <style:style style:name="T29" style:family="text">
      <style:text-properties officeooo:rsid="00eb5fb8"/>
    </style:style>
    <style:style style:name="T30" style:family="text">
      <style:text-properties officeooo:rsid="00ed9de6"/>
    </style:style>
    <style:style style:name="T31" style:family="text">
      <style:text-properties officeooo:rsid="00eda25f"/>
    </style:style>
    <style:style style:name="T32" style:family="text">
      <style:text-properties officeooo:rsid="00edccd1"/>
    </style:style>
    <style:style style:name="T33" style:family="text">
      <style:text-properties officeooo:rsid="00f227a2"/>
    </style:style>
    <style:style style:name="T34" style:family="text">
      <style:text-properties officeooo:rsid="00f4d253"/>
    </style:style>
    <style:style style:name="T35" style:family="text">
      <style:text-properties officeooo:rsid="00f75d1e"/>
    </style:style>
    <style:style style:name="T36" style:family="text">
      <style:text-properties officeooo:rsid="00fc3c04"/>
    </style:style>
    <style:style style:name="T37" style:family="text">
      <style:text-properties officeooo:rsid="00fe161c"/>
    </style:style>
    <style:style style:name="T38" style:family="text">
      <style:text-properties officeooo:rsid="01024973"/>
    </style:style>
    <style:style style:name="T39" style:family="text">
      <style:text-properties officeooo:rsid="01061df6"/>
    </style:style>
    <style:style style:name="T40" style:family="text">
      <style:text-properties officeooo:rsid="010e2f88"/>
    </style:style>
    <style:style style:name="T41" style:family="text">
      <style:text-properties officeooo:rsid="011159d6"/>
    </style:style>
    <style:style style:name="T42" style:family="text">
      <style:text-properties officeooo:rsid="0116e68f"/>
    </style:style>
    <style:style style:name="T43" style:family="text">
      <style:text-properties officeooo:rsid="0122f536"/>
    </style:style>
    <style:style style:name="T44" style:family="text">
      <style:text-properties officeooo:rsid="012fa69c"/>
    </style:style>
    <style:style style:name="T45" style:family="text">
      <style:text-properties officeooo:rsid="01313caa"/>
    </style:style>
    <style:style style:name="T46" style:family="text">
      <style:text-properties officeooo:rsid="01317030"/>
    </style:style>
    <style:style style:name="T47" style:family="text">
      <style:text-properties officeooo:rsid="0131fdb8"/>
    </style:style>
    <style:style style:name="T48" style:family="text">
      <style:text-properties officeooo:rsid="01417d0a"/>
    </style:style>
    <style:style style:name="T49" style:family="text">
      <style:text-properties officeooo:rsid="0158bc23"/>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M Gravity theory extended to include “chemistry” force and to be qasi single equation</text:p>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743cm" svg:width="15.438cm" svg:height="1.182cm"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2">A<text:span text:style-name="T15">any </text:span><text:span text:style-name="T16">is inter loka dimension gradient inclusive and exclusive of “normal” dimensions.</text:span></text:p>
      <text:p text:style-name="P42"><draw:frame draw:style-name="fr1"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2"><draw:frame draw:style-name="fr1"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42"><draw:frame draw:style-name="fr1" draw:name="Object40" text:anchor-type="as-char" svg:y="-0.377cm" svg:width="0.347cm" svg:height="0.474cm" draw:z-index="30"><draw:object xlink:href="./Object 40" xlink:type="simple" xlink:show="embed" xlink:actuate="onLoad"/><draw:image xlink:href="./ObjectReplacements/Object 40" xlink:type="simple" xlink:show="embed" xlink:actuate="onLoad"/></draw:frame><text:span text:style-name="T21">is a constant of the order of magnitude of 0.01 or 0.001 to explain metals being colder than e.g. wood to touch when in a room.</text:span></text:p>
      <text:p text:style-name="P42"><draw:frame draw:style-name="fr1"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48">This results in quantum heat for touching transfers of m|v| and for air based transfers of approximately<draw:frame draw:style-name="fr1"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48">The quantum heat gets converted to kinetic energy of the <draw:frame draw:style-name="fr1" draw:name="Object42" text:anchor-type="as-char" svg:y="-0.437cm" svg:width="1.018cm" svg:height="0.545cm" draw:z-index="39"><draw:object xlink:href="./Object 42" xlink:type="simple" xlink:show="embed" xlink:actuate="onLoad"/><draw:image xlink:href="./ObjectReplacements/Object 42" xlink:type="simple" xlink:show="embed" xlink:actuate="onLoad"/></draw:frame>kind and then the interactions with gas molecules happens.</text:p>
      <text:p text:style-name="P48">This is only true if the object boundaries are the same as the RQM object boundaries. Which is dependent on the object size, composition and the pressure of the atmosphere.</text:p>
      <text:p text:style-name="P49">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ext:soft-page-break/>The multiplication types inside the Z2 are not exactly specified and might depend on component, 4 space 1 time dimension sets:</text:p>
      <text:p text:style-name="P4"><draw:frame draw:style-name="fr1"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4"><draw:frame draw:style-name="fr1" draw:name="Object15" text:anchor-type="as-char" svg:y="-0.377cm" svg:width="4.643cm" svg:height="0.533cm" draw:z-index="41"><draw:object xlink:href="./Object 15" xlink:type="simple" xlink:show="embed" xlink:actuate="onLoad"/><draw:image xlink:href="./ObjectReplacements/Object 15" xlink:type="simple" xlink:show="embed" xlink:actuate="onLoad"/></draw:frame></text:p>
      <text:p text:style-name="P4"><draw:frame draw:style-name="fr1" draw:name="Object16" text:anchor-type="as-char" svg:y="-0.437cm" svg:width="4.129cm" svg:height="0.593cm" draw:z-index="42"><draw:object xlink:href="./Object 16" xlink:type="simple" xlink:show="embed" xlink:actuate="onLoad"/><draw:image xlink:href="./ObjectReplacements/Object 16" xlink:type="simple" xlink:show="embed" xlink:actuate="onLoad"/></draw:frame></text:p>
      <text:p text:style-name="P56">v_e and v_f mathc with v_1 and v_2 in the formulae.</text:p>
      <text:p text:style-name="P57">Split vector formulae:</text:p>
      <text:p text:style-name="P57"><draw:frame draw:style-name="fr1" draw:name="Object45" text:anchor-type="as-char" svg:y="-0.377cm" svg:width="2.099cm" svg:height="0.526cm" draw:z-index="43"><draw:object xlink:href="./Object 45" xlink:type="simple" xlink:show="embed" xlink:actuate="onLoad"/><draw:image xlink:href="./ObjectReplacements/Object 45" xlink:type="simple" xlink:show="embed" xlink:actuate="onLoad"/></draw:frame></text:p>
      <text:p text:style-name="P57"><draw:frame draw:style-name="fr1" draw:name="Object46" text:anchor-type="as-char" svg:y="-0.377cm" svg:width="2.648cm" svg:height="0.526cm" draw:z-index="44"><draw:object xlink:href="./Object 46" xlink:type="simple" xlink:show="embed" xlink:actuate="onLoad"/><draw:image xlink:href="./ObjectReplacements/Object 46" xlink:type="simple" xlink:show="embed" xlink:actuate="onLoad"/></draw:frame></text:p>
      <text:p text:style-name="P57"><draw:frame draw:style-name="fr1" draw:name="Object47" text:anchor-type="as-char" svg:y="-0.377cm" svg:width="1.716cm" svg:height="0.526cm" draw:z-index="45"><draw:object xlink:href="./Object 47" xlink:type="simple" xlink:show="embed" xlink:actuate="onLoad"/><draw:image xlink:href="./ObjectReplacements/Object 47" xlink:type="simple" xlink:show="embed" xlink:actuate="onLoad"/></draw:frame></text:p>
      <text:p text:style-name="P58">Second level locking:</text:p>
      <text:p text:style-name="P57"><draw:frame draw:style-name="fr1" draw:name="Object48" text:anchor-type="as-char" svg:y="-0.527cm" svg:width="3.103cm" svg:height="0.676cm" draw:z-index="46"><draw:object xlink:href="./Object 48" xlink:type="simple" xlink:show="embed" xlink:actuate="onLoad"/><draw:image xlink:href="./ObjectReplacements/Object 48" xlink:type="simple" xlink:show="embed" xlink:actuate="onLoad"/></draw:frame></text:p>
      <text:p text:style-name="P59">Third level locking:</text:p>
      <text:p text:style-name="P59"><draw:frame draw:style-name="fr1" draw:name="Object49" text:anchor-type="as-char" svg:y="-0.545cm" svg:width="5.683cm" svg:height="0.693cm" draw:z-index="47"><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ext:soft-page-break/>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text:soft-page-break/>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39">5-10: Ace 5 distinct jobs in one lifetime to achieve immortality – the sixth job.</text:p>
      <text:p text:style-name="P40"/>
      <text:p text:style-name="P27"/>
      <text:p text:style-name="P23"><text:soft-page-break/>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4">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1"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1"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1"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1"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5"/>
      <text:p text:style-name="P35"><draw:frame draw:style-name="fr1"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5"/>
      <text:p text:style-name="P35"><draw:frame draw:style-name="fr1"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5"/>
      <text:p text:style-name="P35"><draw:frame draw:style-name="fr1"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1" draw:name="Object30" text:anchor-type="as-char" svg:y="-0.736cm" svg:width="1.7cm" svg:height="1.177cm" draw:z-index="51"><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1"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1"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ext:soft-page-break/>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43">The 500’000 years of Earth is based on iso light speed change to increasing light speed to preserve the gravity’s frequancies.</text:p>
      <text:p text:style-name="P44">The locking field can provide 5 different levels:</text:p>
      <text:p text:style-name="P44">1. Light → up to 5</text:p>
      <text:p text:style-name="P44">2. Gravity → up to 10</text:p>
      <text:p text:style-name="P44">3. Chemistry → up to 10</text:p>
      <text:p text:style-name="P44">4. Shiv force → up to 5</text:p>
      <text:p text:style-name="P44">5. Vishnu force → only one</text:p>
      <text:p text:style-name="P44">Given that there are 5 types of matter i.e. akashi</text:p>
      <text:p text:style-name="P44">total of 31 physics</text:p>
      <text:p text:style-name="P44">3 solutions for photons → V.q A.J and their interactions</text:p>
      <text:p text:style-name="P44">4 solution for “dark forces” where energy comes from roughness, one of them if for the energy received by them</text:p>
      <text:p text:style-name="P44">24 “planets” for each side of the planet.</text:p>
      <text:p text:style-name="P45">This doesn’t mean that the “void” beings are incapable of reincarnation.</text:p>
      <text:p text:style-name="P45">It can still be possible by adding one more equation:</text:p>
      <text:p text:style-name="P45"><draw:frame draw:style-name="fr1"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5">Where <draw:frame draw:style-name="fr1"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5">In that case we can get an equation:</text:p>
      <text:p text:style-name="P3"/>
      <text:p text:style-name="P3"><draw:frame draw:style-name="fr1"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3"><draw:frame draw:style-name="fr1"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3"><draw:frame draw:style-name="fr1" draw:name="Object38" text:anchor-type="as-char" svg:y="-0.743cm" svg:width="15.937cm" svg:height="1.182cm" draw:z-index="37"><draw:object xlink:href="./Object 38" xlink:type="simple" xlink:show="embed" xlink:actuate="onLoad"/><draw:image xlink:href="./ObjectReplacements/Object 38" xlink:type="simple" xlink:show="embed" xlink:actuate="onLoad"/><svg:desc>formula</svg:desc></draw:frame></text:p>
      <text:p text:style-name="P3"><draw:frame draw:style-name="fr1"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6">However 5/<text:span text:style-name="T20">8</text:span> types of matter can be derived from the set of equation at the beginning:</text:p>
      <text:p text:style-name="P46">1. Energy based, conserves energy but can get friction flight by messing up the flight medium. Messing up the flight medium is reversible. <text:span text:style-name="T18">Theoretically x2 swappable</text:span></text:p>
      <text:p text:style-name="P46">2. Energy based, 1x charge, can do “warp drive” and can generate energy. <text:span text:style-name="T18">X2 swapped version for male-female energy</text:span></text:p>
      <text:p text:style-name="P46">3. Energy based, quasi 2x charge, can do “warp drive” and can generate energy, presumably is appearing as if it is on a sky platform for no.2, <text:span text:style-name="T18">X2 swapped version for male-female energy</text:span></text:p>
      <text:p text:style-name="P46">4. Entropy based, multiple versions of entropy possible (counts as one)</text:p>
      <text:p text:style-name="P46">5. Source of radiation is Laplacian of mass, but it still has static electric field and chemistry. <text:span text:style-name="T19">X2 swapped for good and evil</text:span></text:p>
      <text:p text:style-name="P46"/>
      <text:p text:style-name="P47"/>
      <text:p text:style-name="P50">The entropy wave function spreads to 5 dimenstions instead of 3 and an extra 6 th dimension parallel to direction of travel of the waves.</text:p>
      <text:p text:style-name="P50">This allows for people to “live” inside each other, like in <text:span text:style-name="T22">Gaudia </text:span>Vaishnava “Vishnu” that contains the world.</text:p>
      <text:p text:style-name="P50">Where each person contains multiple “planets” or parallel worlds and also is living in the next level parallel worlds for the energy matter.</text:p>
      <text:p text:style-name="P51"><text:soft-page-break/>The “Laplacian” matter is even smaller and lives in the “hearts” of the entropy person for people who have 3 level matter.</text:p>
      <text:p text:style-name="P51">This is symbolised by the garden, the holy place and the holy of holies in the description of the Jewish temple.</text:p>
      <text:p text:style-name="P51"/>
      <text:p text:style-name="P52">Reincarnation mechanism possible:</text:p>
      <text:p text:style-name="P52"/>
      <text:p text:style-name="P52">If the “single” person aka ghost eats a foetus using extra dimensional motion, then in order for them to replace every cell in their body, the metabolism need to be 12-15 times faster due to replacement taking 7 years under normal condition.</text:p>
      <text:p text:style-name="P52">Also, the “single” person would shrink in size.</text:p>
      <text:p text:style-name="P52">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53">Note that on Venus childbirth would also be possible if the right conditions exist on the 2x quasi charge and twice the length of pregnancy.</text:p>
      <text:p text:style-name="P54">Thus it is possible that there is life on the “sky platform” in Venus.</text:p>
      <text:p text:style-name="P54">If there is life on the “sky platform” on Earth, it is not identical e.g. having different size and or metabolism.</text:p>
      <text:p text:style-name="P55">The metric is based on the “laplacian” matter, which can be taken as Einstein field equation (not implying postulate compliance).</text:p>
      <text:p text:style-name="P55">The laplacian is both the Riemanian and the source of the field.</text:p>
      <text:p text:style-name="P60">This implies 4 types of matter and their 4 spin flipped counterpart, producing an 8 matter universe with 5 wave functions (one out of 6 masked by the galaxy anti-matter magnetic current charge).</text:p>
      <text:p text:style-name="P60">The factor of divide by 4 is because at gravity level, a pair of matters is sort of equivalent when spin flipping each matter.</text:p>
      <text:p text:style-name="P61">The gravity field entropy per type of photon uses “integral” frequency for the Levi-Cevita Connection. It is about 92.2787 Hz. The entropy is based on one matter and is based on 2 out of 3 wave functions used. Which multiplies it by 1.5.</text:p>
      <text:p text:style-name="P61">However, the frequency linear entropy is virtually scalled by the ratio of (total energy) / (energy of matter). This means that for the Levi-Cevitta connection, the time runs at a different rate than for elecrodynamics.</text:p>
      <text:p text:style-name="P61">The Levi-Cevitta connection is a measure of entropy of the galaxy.</text:p>
      <text:p text:style-name="P62">The differential frequency is 361 Khz.</text:p>
      <text:p text:style-name="P62">There is also frequency of 171.15 Mhz and 0.19467 Hz.</text:p>
      <text:p text:style-name="P62">Those are used for biological systems and eventually a planet moving engine.</text:p>
      <text:p text:style-name="P63">The chemforce is emitted by the nucleus, and, after it is “neutralised” by the electron shell, it keeps going for distance factor of 1.148 and then decays into gravity photon.</text:p>
      <text:p text:style-name="P63">The chem-force photon – either type – accumulates Shiva force energy, and it loses it at a faster rate when neutralised.</text:p>
      <text:p text:style-name="P63">Thus the Shiv force – Chem force and the Gravity-Light are like two separate magisteria.</text:p>
      <text:p text:style-name="P63">The Shiv force – Chem force could hypothetically have a 7 effective dimensions planet, with 3 verticals who don’t count towards the extension of objects except as one.</text:p>
      <text:p text:style-name="P63">However, such a planet would have no chemistry and thus it is unlikely to contain life.</text:p>
      <text:p text:style-name="P63">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23">quasi </text:span>forces by 1, and begs postulating a next level of planet.</text:p>
      <text:p text:style-name="P64">Thus the maximum speed limit is about a billion light speeds.</text:p>
      <text:p text:style-name="P65">This doesn’t imply that the 363550 frequency is false. This is because it could be the other frequency of the accordylene signal in the gravity field source. The signal is two overlapping <text:soft-page-break/>sinusoids and one of the chopped up, but in this case it is just because those run at a different rate due to the relative scaling of the velocities.</text:p>
      <text:p text:style-name="P65">This means that the hack for the immortality of people who have all 5 matters could actually still be valid.</text:p>
      <text:p text:style-name="P65">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65">The 7-d planet beings have 4 matters active but they can still be immortal by boosting their reverse entropy. </text:p>
      <text:p text:style-name="P66">The 7-d planet is the one that has general relativity because of the Laplacian matter. It replaces the electromagnetic matter gravity of the torsion kind.</text:p>
      <text:p text:style-name="P67">The blue beings would appear to themselves to live for about 350 million years (those of them who aren’t immortal).</text:p>
      <text:p text:style-name="P67">They would appear to be living about 11 thousand years on the gravity layer. Perhaps a long lived being like that could live 12 thousand years from perspective on the gravity layer.</text:p>
      <text:p text:style-name="P67">This is what the Biblical creation story could mean – 7 thousand years for “creation” of a person, and then 5 thousand years of destruction of a person, where Vishnu has ~7000 avatara and Shiva has ~5000 avatara.</text:p>
      <text:p text:style-name="P68">Now about computer DDR memory and PCI Express generations.</text:p>
      <text:p text:style-name="P68">If the cables are extended to the “dead” planet of Vaikunta, then they can do up do DDR7 speed.</text:p>
      <text:p text:style-name="P68">This will destroy society as such computers will be able to induce samadhi and NDE experiences to its users. They will become so addicted to computer games that they will spend all their time playing them and become incapable of any productive work.</text:p>
      <text:p text:style-name="P68">It would be reasonable to keep the DDR technology to DDR4 to avoid too much control over a person by the computers.</text:p>
      <text:p text:style-name="P69">LPDDR can go one generation up, because of the shorter wires. <text:span text:style-name="T24">However, one can do no dual matter cables at all if using LPDDR4 up to 4266 speed 128 bit interface with ECC, which will be even less addictive that DDR5 and will behave like a normal cable </text:span><text:span text:style-name="T25">with a 2x phase split</text:span><text:span text:style-name="T24">.</text:span></text:p>
      <text:p text:style-name="P69">On chip tiled memory with JFET nvram can do very high speeds but it doesn’t generally need cable split technology.</text:p>
      <text:p text:style-name="P69">In such case the CPU/GPU would probably also need to be tiled.</text:p>
      <text:p text:style-name="P70">Also for the equations to hold true an extra equation is necessary:</text:p>
      <text:p text:style-name="P70"/>
      <text:p text:style-name="P70"><draw:frame draw:style-name="fr1" draw:name="Object44" text:anchor-type="as-char" svg:y="-0.496cm" svg:width="2.066cm" svg:height="0.873cm" draw:z-index="48"><draw:object xlink:href="./Object 44" xlink:type="simple" xlink:show="embed" xlink:actuate="onLoad"/><draw:image xlink:href="./ObjectReplacements/Object 44" xlink:type="simple" xlink:show="embed" xlink:actuate="onLoad"/></draw:frame></text:p>
      <text:p text:style-name="P70">Which puts the stress tensor on par with the wave function with respect to this formula sans the coefficient.</text:p>
      <text:p text:style-name="P70">The wave function is like a normalised potential of the static kind.</text:p>
      <text:p text:style-name="P71">The speed of light is the space-time speed of light adjusted for slower than light speed propagation due to the light spreading.</text:p>
      <text:p text:style-name="P72">If the theory would be compatible with GR, the Levi-Cevitta connection could be:</text:p>
      <text:p text:style-name="P72"><draw:frame draw:style-name="fr1" draw:name="Object50" text:anchor-type="as-char" svg:y="-0.437cm" svg:width="7.743cm" svg:height="0.591cm" draw:z-index="49"><draw:object xlink:href="./Object 50" xlink:type="simple" xlink:show="embed" xlink:actuate="onLoad"/><draw:image xlink:href="./ObjectReplacements/Object 50" xlink:type="simple" xlink:show="embed" xlink:actuate="onLoad"/></draw:frame></text:p>
      <text:p text:style-name="P74">If the factor G<text:span text:style-name="T15">u</text:span> of the phi other is constant, the universe is iso density.</text:p>
      <text:p text:style-name="P73">Where phi splits the wave-function in addition to the normal split.</text:p>
      <text:p text:style-name="P73">Note that phi is separate from the wave function and isn’t used to cancel gravity and “free” energy.</text:p>
      <text:p text:style-name="P75">Given this the correct Poyting <text:span text:style-name="T26">conjecture </text:span>equation is:</text:p>
      <text:p text:style-name="P75"><draw:frame draw:style-name="fr1" draw:name="Object51" text:anchor-type="as-char" svg:y="-0.377cm" svg:width="3.979cm" svg:height="0.531cm" draw:z-index="50"><draw:object xlink:href="./Object 51" xlink:type="simple" xlink:show="embed" xlink:actuate="onLoad"/><draw:image xlink:href="./ObjectReplacements/Object 51" xlink:type="simple" xlink:show="embed" xlink:actuate="onLoad"/></draw:frame></text:p>
      <text:p text:style-name="P75">Where the energy uses the total derivative and not the partial derivative.</text:p>
      <text:p text:style-name="P75">So if there is a sphere around a pull radiator, energy is created and also matter is created at the edge.</text:p>
      <text:p text:style-name="P75">So pull radiation it will increase the size of the universe.</text:p>
      <text:p text:style-name="P76">So the total number of galaxy parallel worlds on one side is about 150 billion and on the other about 1 billion.</text:p>
      <text:p text:style-name="P77"><text:soft-page-break/>There is only one inconsistency left: the Earth will look hollow on one side but not hollow on the other due to having not been split into ~144 parallel worlds.</text:p>
      <text:p text:style-name="P78"/>
      <text:p text:style-name="P79">Also it can be estimated that with the galaxy-soul-body-o-permutation, a human or earthling is about as immortal as one of the 24 planets, which keeps reincarnation going.</text:p>
      <text:p text:style-name="P79">This might mean that if a human being dies in space on a spacecraft away from a planet, they might fail to reincarnate.</text:p>
      <text:p text:style-name="P79">That could mean that the Soviet dog they sent on a trip to the moon could have became a buddha in the buddhist sense, i.e. a sacrifice of one’s self for the good of the world.</text:p>
      <text:p text:style-name="P79">This could have caused the time of relative peace and can possibly last.</text:p>
      <text:p text:style-name="P79">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80">Please note that in this sense Buddha is not the same as enlightened, it is enlightened and a sacrifice.</text:p>
      <text:p text:style-name="P80">It is not mandatory to become a sacrifice to be enlightened.</text:p>
      <text:p text:style-name="P81">Also Jesus was said to be crucified with a thorn hat. Maybe the hat was one big thorn – i.e. a bishop hat.</text:p>
      <text:p text:style-name="P81">This could cause Jesus to be half elevated to the “Sky platform” at 7.5 KM above the Earth of the basic level of it.</text:p>
      <text:p text:style-name="P81">After that, he continued to rise up, further powered by their power towers, and reached outer space (“Father, why have you abandoned me”, where the Father lives on the Sky platform).</text:p>
      <text:p text:style-name="P81">He then died in space, becoming a Buddha.</text:p>
      <text:p text:style-name="P83">0. Heathen / Ultra nationalist. <text:span text:style-name="T28">Where </text:span><text:span text:style-name="T39">western </text:span><text:span text:style-name="T28">atheists consider one as enlightened. </text:span><text:span text:style-name="T30">They involuntarily accept Jesus when they die. </text:span><text:span text:style-name="T31">Go to another planet than those who accepted the Sacrifice of Jesus </text:span><text:span text:style-name="T32">i.e. Shivaloka</text:span></text:p>
      <text:p text:style-name="P81">1. Jesus → no eternal dissapearance <text:span text:style-name="T27">from Vaikunta → Immortal</text:span></text:p>
      <text:p text:style-name="P81">2. Buddha → no eternal damnation <text:span text:style-name="T27">from Immortal → Shivaloka (or one of the other similar planets). </text:span><text:span text:style-name="T28">Where some schools of Yoga consider as enlightened, but not on Shivaloka, they claim Krishnaloka is one of the planets in this layer and it is home to the enlightened</text:span></text:p>
      <text:p text:style-name="P82">3. The soviet dog → no massive war buildup, → <text:span text:style-name="T27">Pinko commies, Fascists</text:span></text:p>
      <text:p text:style-name="P82"><text:span text:style-name="T27">4. The other soviet dog → </text:span><text:s/>no mass repressions by government → “<text:span text:style-name="T27">genius” / space empire. </text:span><text:span text:style-name="T28">Where Jains consider enlightment </text:span><text:span text:style-name="T29">beings to live after enlightenment and death</text:span></text:p>
      <text:p text:style-name="P83">5. Reason (sacrifice) → angel of light / useless, only good at singing praises</text:p>
      <text:p text:style-name="P83">6. Conscience (sacrifice)→ Damnation, non eternal as one can grow another “essence” somehow, but might need to serve evil beings to do so. Some Yoga schools might consider this state to be enlightment</text:p>
      <text:p text:style-name="P83"/>
      <text:p text:style-name="P84">IF you cut 3 and 4 and do 5 and 6 it is sex slaves/ their pimps and owners. Wikipedia’s human</text:p>
      <text:p text:style-name="P83"/>
      <text:p text:style-name="P85">Jesus sacrifice only needs to be accepted once. When a person reincarnates, he or she doesn’t need to accept Jesus sacrifice again.</text:p>
      <text:p text:style-name="P85"/>
      <text:p text:style-name="P86">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86">Design of the Warp Drive:</text:p>
      <text:p text:style-name="P86"/>
      <text:p text:style-name="P86"/>
      <text:p text:style-name="P86"/>
      <text:p text:style-name="P86"><draw:frame draw:style-name="fr2" draw:name="Object52" text:anchor-type="char" svg:width="14.101cm" svg:height="9.999cm" draw:z-index="40"><draw:object xlink:href="./Object 52" xlink:type="simple" xlink:show="embed" xlink:actuate="onLoad"/><draw:image xlink:href="./ObjectReplacements/Object 52" xlink:type="simple" xlink:show="embed" xlink:actuate="onLoad"/></draw:frame><text:soft-page-break/>The energy comes from gravity and is used to cancel it.</text:p>
      <text:p text:style-name="P86">But there is acceleration that isn’t gravity and thus they can’t make free energy on their floating cities.</text:p>
      <text:p text:style-name="P87">Literally eat the sacrifices of the polytheists <text:span text:style-name="T33">and use them to enrich their soil. The soil’s nutrients get </text:span><text:span text:style-name="T34">used as reaction mass when they get used up.</text:span></text:p>
      <text:p text:style-name="P88"/>
      <text:p text:style-name="P88">Now the article[1] about hydrocarbons falling in through rain says there is about 3 grams of hydrocarbons emitted by rain per year per square meter.</text:p>
      <text:p text:style-name="P88">This is consistent with one baby per person per planet per 2 years (nitrogen removed) which would make it like one baby in about 6 years given half the amount of slut[2] women as ordinary women.</text:p>
      <text:p text:style-name="P88">This is consistent with nearly constant population.</text:p>
      <text:p text:style-name="P88">This is because about a third of the world population is of the Christian catholic or Orthodox or some protestant denominations that sacrifice their children.</text:p>
      <text:p text:style-name="P88">They basically give birth every 18 months or so during the years that they are fruitful and sacrifice about ¾ of their children.</text:p>
      <text:p text:style-name="P88">The sacrifice is done by the Emdrive shaped vessel during baptism. Unlike normal baptism, they also put a pointy hat on their head when performing the baptism. This increases the effects of the Emdrive when they stretch their arm like an arrow.</text:p>
      <text:p text:style-name="P88">This results in the children being erased from all records with the assistance of for sale government.</text:p>
      <text:p text:style-name="P88">To avoid this they would need only to sacrifice one loaf of bread per week but they would rather not because it is against the teaching of Jesus. He said no to animal and food sacrifice but yes to human sacrifice but this is hidden from outsiders.</text:p>
      <text:p text:style-name="P89">They pay the church by sin-guilting hell scared women and men to come and donate to the church.</text:p>
      <text:p text:style-name="P89">Those people then come and pay the priest for confession.</text:p>
      <text:p text:style-name="P89"/>
      <text:p text:style-name="P90">The unequal amount of gravity is from one “side” having 144 parallel planets, while the other having only one.</text:p>
      <text:p text:style-name="P90">And the gravity is shared.</text:p>
      <text:p text:style-name="P90">This is because gravity is effectively 6d so it would be representable its spin by 5 wave functions.</text:p>
      <text:p text:style-name="P90">This is sans the Babbel tower.</text:p>
      <text:p text:style-name="P90">The Babbel tower reduces the spin of gravity to 4d.</text:p>
      <text:p text:style-name="P90">The gravitational dimesion divergent / radius dimension presumably remains dual.</text:p>
      <text:p text:style-name="P90">It is the “inter-parallel world” dimension.</text:p>
      <text:p text:style-name="P90">3 energy levels</text:p>
      <text:p text:style-name="P90"><text:soft-page-break/>4 entropy levels</text:p>
      <text:p text:style-name="P90">2x2=4 “gender swap” of entropy and energy.</text:p>
      <text:p text:style-name="P90">=48 planets </text:p>
      <text:p text:style-name="P90">2 inside and 2 outside</text:p>
      <text:p text:style-name="P91">from dimension matching blue people→ gravity layer</text:p>
      <text:p text:style-name="P91">it is 8 “castes”</text:p>
      <text:p text:style-name="P91">5 hindu castes</text:p>
      <text:p text:style-name="P91">the dead</text:p>
      <text:p text:style-name="P91">the immortals</text:p>
      <text:p text:style-name="P91">the <text:span text:style-name="T35">demons / asuras</text:span></text:p>
      <text:p text:style-name="P92">The parasite loka is what is left of the original mono planet, it was mined completely to turn into floating cities, while the “energy” side of the inner planet was brought from outside.</text:p>
      <text:p text:style-name="P95">It was made from a twin planet, the “other” half of which is planet 9 or Nubiru. That’s why Nubiru is kind of invisible. <text:span text:style-name="T36">It would be about </text:span><text:span text:style-name="T38">25</text:span><text:span text:style-name="T36"> times </text:span><text:span text:style-name="T37">or more </text:span><text:span text:style-name="T36">bigger than the Earth in mass </text:span><text:span text:style-name="T38">with 12.5 times bigger remaining[3].</text:span></text:p>
      <text:p text:style-name="P96">Note the paper suggests 10x size but this could be approximate or the beings could have mined some extra material on top of making the Earth’s “energy” matter shell.</text:p>
      <text:p text:style-name="P93">The “demigod” would have evolved on Venus and then created the Earth.</text:p>
      <text:p text:style-name="P94">They genetically engineered themselves to have an Emdrive shaped skull and long neck/head.</text:p>
      <text:p text:style-name="P94">This allows them to generate power without having a free energy device in their biology, which, in the parasite loka, would give them some kind of immortality if they made at least one Buddha like sacrifice.</text:p>
      <text:p text:style-name="P97">The planet that rotates around the Sun in about 12000 years would then be the Nubiru <text:s/>/ planet 9 and not the Earth. The four yugas are the alignment of Nubiru with whatever season.</text:p>
      <text:p text:style-name="P98">The observed gravity on Earth is 2.88 m/s^2 in the 1.7 factor adjusted units. Gravity constant is in the adjusted units.</text:p>
      <text:p text:style-name="P99"/>
      <text:p text:style-name="P100">Human beings are right in the quasi quadratic dependence between linear size and effective mass.</text:p>
      <text:p text:style-name="P100"/>
      <text:p text:style-name="P100"/>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1</text:p>
          </table:table-cell>
          <table:table-cell table:style-name="Table1.A1" office:value-type="string">
            <text:p text:style-name="P102">9.99999999E-10</text:p>
          </table:table-cell>
          <table:table-cell table:style-name="Table1.A1" office:value-type="string">
            <text:p text:style-name="P101"/>
          </table:table-cell>
          <table:table-cell table:style-name="Table1.A1" office:value-type="string">
            <text:p text:style-name="P102">4500</text:p>
          </table:table-cell>
          <table:table-cell table:style-name="Table1.A1" office:value-type="string">
            <text:p text:style-name="P102">510</text:p>
          </table:table-cell>
          <table:table-cell table:style-name="Table1.A1" office:value-type="string">
            <text:p text:style-name="P102">1628.60823529412</text:p>
          </table:table-cell>
          <table:table-cell table:style-name="Table1.A1" office:value-type="string">
            <text:p text:style-name="P101"/>
          </table:table-cell>
        </table:table-row>
        <table:table-row table:style-name="Table1.1">
          <table:table-cell table:style-name="Table1.A1" office:value-type="string">
            <text:p text:style-name="P102">0.002</text:p>
          </table:table-cell>
          <table:table-cell table:style-name="Table1.A1" office:value-type="string">
            <text:p text:style-name="P102">7.999999936E-09</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3</text:p>
          </table:table-cell>
          <table:table-cell table:style-name="Table1.A1" office:value-type="string">
            <text:p text:style-name="P102">2.6999999271E-08</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2">1601.25379127686</text:p>
          </table:table-cell>
        </table:table-row>
        <table:table-row table:style-name="Table1.1">
          <table:table-cell table:style-name="Table1.A1" office:value-type="string">
            <text:p text:style-name="P102">0.004</text:p>
          </table:table-cell>
          <table:table-cell table:style-name="Table1.A1" office:value-type="string">
            <text:p text:style-name="P102">6.39999959040003E-08</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5</text:p>
          </table:table-cell>
          <table:table-cell table:style-name="Table1.A1" office:value-type="string">
            <text:p text:style-name="P102">1.24999984375002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2">0.991566332210342</text:p>
          </table:table-cell>
          <table:table-cell table:style-name="Table1.A1" office:value-type="string">
            <text:p text:style-name="P101"/>
          </table:table-cell>
        </table:table-row>
        <table:table-row table:style-name="Table1.1">
          <table:table-cell table:style-name="Table1.A1" office:value-type="string">
            <text:p text:style-name="P102">0.006</text:p>
          </table:table-cell>
          <table:table-cell table:style-name="Table1.A1" office:value-type="string">
            <text:p text:style-name="P102">2.1599995334401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7</text:p>
          </table:table-cell>
          <table:table-cell table:style-name="Table1.A1" office:value-type="string">
            <text:p text:style-name="P102">3.4299988235104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8</text:p>
          </table:table-cell>
          <table:table-cell table:style-name="Table1.A1" office:value-type="string">
            <text:p text:style-name="P102">5.11999737856134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9</text:p>
          </table:table-cell>
          <table:table-cell table:style-name="Table1.A1" office:value-type="string">
            <text:p text:style-name="P102">7.28999468559388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text:p>
          </table:table-cell>
          <table:table-cell table:style-name="Table1.A1" office:value-type="string">
            <text:p text:style-name="P102">9.99999000001001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1</text:p>
          </table:table-cell>
          <table:table-cell table:style-name="Table1.A1" office:value-type="string">
            <text:p text:style-name="P102">1.33099822<text:soft-page-break/>84413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2</text:p>
          </table:table-cell>
          <table:table-cell table:style-name="Table1.A1" office:value-type="string">
            <text:p text:style-name="P102">1.7279970140211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3</text:p>
          </table:table-cell>
          <table:table-cell table:style-name="Table1.A1" office:value-type="string">
            <text:p text:style-name="P102">2.196995173201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4</text:p>
          </table:table-cell>
          <table:table-cell table:style-name="Table1.A1" office:value-type="string">
            <text:p text:style-name="P102">2.7439924704846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5</text:p>
          </table:table-cell>
          <table:table-cell table:style-name="Table1.A1" office:value-type="string">
            <text:p text:style-name="P102">3.37498860941344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6</text:p>
          </table:table-cell>
          <table:table-cell table:style-name="Table1.A1" office:value-type="string">
            <text:p text:style-name="P102">4.09598322285272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7</text:p>
          </table:table-cell>
          <table:table-cell table:style-name="Table1.A1" office:value-type="string">
            <text:p text:style-name="P102">4.91297586254959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8</text:p>
          </table:table-cell>
          <table:table-cell table:style-name="Table1.A1" office:value-type="string">
            <text:p text:style-name="P102">5.8319659879743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9</text:p>
          </table:table-cell>
          <table:table-cell table:style-name="Table1.A1" office:value-type="string">
            <text:p text:style-name="P102">6.85895295444169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text:p>
          </table:table-cell>
          <table:table-cell table:style-name="Table1.A1" office:value-type="string">
            <text:p text:style-name="P102">7.999936000512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1</text:p>
          </table:table-cell>
          <table:table-cell table:style-name="Table1.A1" office:value-type="string">
            <text:p text:style-name="P102">9.26091423467327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2</text:p>
          </table:table-cell>
          <table:table-cell table:style-name="Table1.A1" office:value-type="string">
            <text:p text:style-name="P102">1.06478866213033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3</text:p>
          </table:table-cell>
          <table:table-cell table:style-name="Table1.A1" office:value-type="string">
            <text:p text:style-name="P102">1.21668519659121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4</text:p>
          </table:table-cell>
          <table:table-cell table:style-name="Table1.A1" office:value-type="string">
            <text:p text:style-name="P102">1.3823808899665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5</text:p>
          </table:table-cell>
          <table:table-cell table:style-name="Table1.A1" office:value-type="string">
            <text:p text:style-name="P102">1.56247558631896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6</text:p>
          </table:table-cell>
          <table:table-cell table:style-name="Table1.A1" office:value-type="string">
            <text:p text:style-name="P102">1.75756910896534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7</text:p>
          </table:table-cell>
          <table:table-cell table:style-name="Table1.A1" office:value-type="string">
            <text:p text:style-name="P102">1.96826125871365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8</text:p>
          </table:table-cell>
          <table:table-cell table:style-name="Table1.A1" office:value-type="string">
            <text:p text:style-name="P102">2.19515181202742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9</text:p>
          </table:table-cell>
          <table:table-cell table:style-name="Table1.A1" office:value-type="string">
            <text:p text:style-name="P102">2.4388405191185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text:p>
          </table:table-cell>
          <table:table-cell table:style-name="Table1.A1" office:value-type="string">
            <text:p text:style-name="P102">2.69992710196825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1</text:p>
          </table:table-cell>
          <table:table-cell table:style-name="Table1.A1" office:value-type="string">
            <text:p text:style-name="P102">2.9790112522757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2</text:p>
          </table:table-cell>
          <table:table-cell table:style-name="Table1.A1" office:value-type="string">
            <text:p text:style-name="P102">3.27669262933592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
      <text:p text:style-name="Standard"/>
      <text:p text:style-name="P100">This given that the human being moves with a speed in proportion to its height (save for extreme training).</text:p>
      <text:p text:style-name="P100"/>
      <text:p text:style-name="P100">Thus about 1.6 KW is extractable from a kilogram of mass. The reason the parasite loka extracts more is because its own mass reduces, but they don’t notice it. This is because they keep getting sacrifices from the humans.</text:p>
      <text:p text:style-name="P100"/>
      <text:p text:style-name="P103"><text:soft-page-break/>This means that the warp drive under ideal conditions would consume only about 1600 W per 1KG of kinetic energy it has produced if used for space travel.</text:p>
      <text:p text:style-name="P104">This doesn’t mean it can completely stop its engine and hang on orbit without expending any mass, because if it did that it would make the beings on board mortal and not guaranteed to reincarnate if they die.</text:p>
      <text:p text:style-name="P105">Thus to have a replicator we need 8-10 MW of free energy generators per person.</text:p>
      <text:p text:style-name="P105">This translates to 10^16 watts.</text:p>
      <text:p text:style-name="P105">Half the sunlight of a whole “planet” as free energy generators.</text:p>
      <text:p text:style-name="P105">Now since the energy multiplies 24 times, it only needs to be 1/48th of the sunlight of a whole “planet” if the free energy generators feed power to all of them.</text:p>
      <text:p text:style-name="P105">This translates to 200KW of power generation per person.</text:p>
      <text:p text:style-name="P105">This could be achieved by going to work in a flying electric car.</text:p>
      <text:p text:style-name="P105">This gives the parasite loka a hull of about 2cm of aluminium if assuming the hull is about 40% of the total mass and there are 10 parasite lokas 2x5 all at gravity level.</text:p>
      <text:p text:style-name="P106">And why aren’t we going to have the flying electric cars – it is because then we’d stop feeling guilty and then we’d stop sacrificing to the parasite loka and they would fall crashing down.</text:p>
      <text:p text:style-name="P106">So to have this we’d need to sacrifice a piece of break with a bit of oil instead of our “cancelled” children.</text:p>
      <text:p text:style-name="P107">The “half essence” beings are essentially 14, 7 lords of Hell and 7 spirits of the Lord. For the “main” hindu lokas leaders, but they are not necessarily their leaders.</text:p>
      <text:p text:style-name="P107">This is the “maximum yagna” state which is damnation to some and enlightenment to some others.</text:p>
      <text:p text:style-name="P107">This is the meaning of Allah – it is the AL and AH sub registers of two ASCII characters.</text:p>
      <text:p text:style-name="P107">The beings who came up with it had a 7 bit byte.</text:p>
      <text:p text:style-name="P107">It also means, if we assume 10 Vishnu avatars with 10 physices, in each three essences – Brahma, Karma, and Sati, then the Allah is about 99% yagna and 1% self.</text:p>
      <text:p text:style-name="P107">Thus the 99 names of Allah in the Quran.</text:p>
      <text:p text:style-name="P107">This <text:span text:style-name="T40">physics </text:span>theory is presumably only one of the main avatara of Vishnu, <text:span text:style-name="T40">containing the universe,</text:span> and the Brahma subset of its realities.</text:p>
      <text:p text:style-name="P107">Thus it is only knowledge of about 1/30th of reality and some hints for the others.</text:p>
      <text:p text:style-name="P108">However if we assume that the other “philosophies” won’t be vastly different from the reshuffled equations, then it is more like half of reality, for 5 of the 10 avatara <text:span text:style-name="T41">of Vishnu or all of the 5 avatara of Shiva</text:span>.</text:p>
      <text:p text:style-name="P109">The other main 5 avatara of Vishnu are not containers of universes they are his 5 essences, where he lives whithin the world as a immortal and doesn’t have the world experienced as inside Himself.</text:p>
      <text:p text:style-name="P107"/>
      <text:p text:style-name="P110">Thus the Brahma is the Snake and Egg, The Vishnu/Jesus is the Sheep/Sati reality and the Karma is a squid/octopus that the snake ate before creating the universe.</text:p>
      <text:p text:style-name="P110">And Karma consists of tiny squids. They swim in the Snake’s nest. And the snake lives inside the Sheep, which is the mammal, in our case, human.</text:p>
      <text:p text:style-name="P110">If the Snake doesn’t eat its squids, they start producing pearls, which pollute the Snake’s nest. The Snake is then beaten to get rid of the pearls, which is what the bad worlds do to it.</text:p>
      <text:p text:style-name="P110">To beat the Snake the “demons” insert rods or pipes inside the Sheep’s openings.</text:p>
      <text:p text:style-name="P111">In more extreme hells, they would pierce the Sheep.</text:p>
      <text:p text:style-name="P112">Now if there are 10 essences, and up to 7 for us, that means that the pre babbel tower “demigods” did 3 Buddha sacrifices to get to the gravity level.</text:p>
      <text:p text:style-name="P112">Thus they are immortal, cannot be damned forever, and, they then split in two:</text:p>
      <text:p text:style-name="P112">Horned beasts: They have mass repressions and no warmachine</text:p>
      <text:p text:style-name="P112">Cone headed gray: They have war machine and no mass repressions</text:p>
      <text:p text:style-name="P112">The cone headed grays are trying to pick people’s pearls through their anus when they kidnap them. <text:span text:style-name="T42">Or they are trying to learn about our own “dogfood” i.e. karma squids.</text:span></text:p>
      <text:p text:style-name="P113">It is well defined of which layer are male and which female.</text:p>
      <text:p text:style-name="P113">The male layers are: half an essence, two essences, six essences</text:p>
      <text:p text:style-name="P113"><text:soft-page-break/>The female layers are: one essence, four essence.</text:p>
      <text:p text:style-name="P114">During pregnancy the count of essences between a man and a woman is readjusted to allow for the baby’s energy body to get into the woman.</text:p>
      <text:p text:style-name="P114">So technically expecting parents are energetically gender swapped even though they are biologically still their original gender.</text:p>
      <text:p text:style-name="P114"/>
      <text:p text:style-name="P115">There are 8 gender identities, split by three criteria:</text:p>
      <text:p text:style-name="P115">1. Male/ Female</text:p>
      <text:p text:style-name="P115">2. Gay / Straight</text:p>
      <text:p text:style-name="P115">3. Feminine / Masculine</text:p>
      <text:p text:style-name="P115"/>
      <text:p text:style-name="P115">Feminine men don’t need to go transgender. They can stay men and feminine.</text:p>
      <text:p text:style-name="P115">Masculine women are simply “bitches” and they too needn’t change their gender.</text:p>
      <text:p text:style-name="P115"/>
      <text:p text:style-name="P115">We should not ostracise feminine men and “bitches” too much or they will want to go transgender.</text:p>
      <text:p text:style-name="P115"/>
      <text:p text:style-name="P115">For criterion for the entropy gender:</text:p>
      <text:p text:style-name="P115">Intelligence / intuition</text:p>
      <text:p text:style-name="P115">introvert / extrovert</text:p>
      <text:p text:style-name="P115">Materialist / Religious</text:p>
      <text:p text:style-name="P115">Einsteinist / Aetherist</text:p>
      <text:p text:style-name="P115"/>
      <text:p text:style-name="P115">The fourth criterion is imprecise as something other than the chosen type of physics might be behind such choice.</text:p>
      <text:p text:style-name="P115"/>
      <text:p text:style-name="P116">The ideas of the West are essentially to burn heretics.</text:p>
      <text:p text:style-name="P116">That’s why they for example don’t spare a tear if catholic or orthodox suffer, but hey don’t care at all if muslims or for example Egyptian orthodox suffer.</text:p>
      <text:p text:style-name="P116">Thats also why they threw Ukraine under the bus by making it fight to the last Ukrainian – its because the East Ukraine dialect of Russian language makes some verses from the bible sound like Jesus was married to Mary Magdalene, and that it is not a sin to look at a woman with lust in your heart, but it is only a sin if you look a second time, because then you did so out of choice, which would mean that all these monks who “fought” the “adulterous spirit” wasted their time. It makes Catholics and other Eastern Orthodox look funny and they never forgive that.</text:p>
      <text:p text:style-name="P116">Same with Islam – if it was not miserable it would make them look funny.</text:p>
      <text:p text:style-name="P116">Same with Ethiopian and Armenian orthodoxy.</text:p>
      <text:p text:style-name="P116"/>
      <text:p text:style-name="P117">They also don’t care about Georgians because in Georgian dialect of Russian language it says in the bible that Jesus was female as well as male and that he had a male consort and a wife.</text:p>
      <text:p text:style-name="P117"/>
      <text:p text:style-name="P118">This is because the Bydlo or Cattle – average people – of the cone headed species begin to utterly hate people who are frequently corrected or exposed for even the most minor wrongdoing. This is also why the devil is said in the bible that he would endure eternal damnation – because the Bydlo never forgives someone looking funny and Jesus made the devil look funny by not screaming and cursing when he was crucified.</text:p>
      <text:p text:style-name="P118">It is the same reason Christianity took over from Greek god worship – they were not superior, but they were credible enough morally to make the pagans look funny, so they won.</text:p>
      <text:p text:style-name="P118">Even though the gravity level might be better than true mortality, the Yagnas will continue, and we will also sacrifice our mi<text:span text:style-name="T43">n</text:span>d and consciousness and enter damnation, because those who are a bit worse, but credible enough, make the current best look funny, and thus replace it.</text:p>
      <text:p text:style-name="P118"/>
      <text:p text:style-name="P119"><text:soft-page-break/>The planet Mars could also have life on its interior, if it is hollow. This is because the “vacuum” greenhouse effect can multiply the temperature by as much as square root of 3.</text:p>
      <text:p text:style-name="P119">This would depend on what kind of material it has inside.</text:p>
      <text:p text:style-name="P119">Such beings could have originally lived on the surface, but then they calculated that the atmosphere would whizz off, so they decided to burrow underground, taking their air in.</text:p>
      <text:p text:style-name="P119">Then they became “space incels” because the women would constantly try to revert the decision, as they find the moons romantic.</text:p>
      <text:p text:style-name="P119">They upgrade the metal the same way as the blue beings get DDR7 technology, but use it for the cables of broomstick engine inside the flying saucer.</text:p>
      <text:p text:style-name="P119">This is because such cable would be much stronger and have much greater conductivity.</text:p>
      <text:p text:style-name="P119">This allows the “arrow” cable to lift a flying saucer as well as the person.</text:p>
      <text:p text:style-name="P119">Then they go and kidnap earth females as sexual slaves because they have not much women left. To do so they use their flying saucers by “jumping” between Mars and the Earth the same way an inter stellar jump would be done with the asymmetric velocity.</text:p>
      <text:p text:style-name="P119">The Jepthah’s daughter biblical character is an example.</text:p>
      <text:p text:style-name="P119">She was not burned at the stake, she was put on a cross, and given a pointy bishop hat, to be transferred to their flying saucer in exchange for victory in a battle.</text:p>
      <text:p text:style-name="P120">This is also why Paul the apostle told all Christian women to wear a very long hair – so that the aliens can lift up their hair with air suction and when they stretch their arms a little bit they can beam in some energy and lift them up on the spaceship. <text:span text:style-name="T45">This is possible because on one </text:span><text:span text:style-name="T46">or more</text:span><text:span text:style-name="T45"> of their bodies they have a metal prick woven in their hair. </text:span><text:span text:style-name="T47">This is the so called sign of power of the man over her (a fraudulent description).</text:span></text:p>
      <text:p text:style-name="P120">This is also why Orthodox Jewish women always wear a wig, so that they cannot be beamed up.</text:p>
      <text:p text:style-name="P120">It can also be achieved by not having very long hair.</text:p>
      <text:p text:style-name="P121">The pointy hat can be used by individuals to move to and from the “Sky platfom” but it looks mostly identical to the Earth in at least some places.</text:p>
      <text:p text:style-name="P121">If they get beamed of energy they can also go to space.</text:p>
      <text:p text:style-name="P122">Then they impregnate the woman to get her other “half” that stayed on the Earth. It vanishes from point of view of their parents.</text:p>
      <text:p text:style-name="P122">The semen is taken from the woman’s rectum, because she was <text:span text:style-name="T44">sodomised</text:span> by the Christian priest.</text:p>
      <text:p text:style-name="P123">Also they kidnap men who are used to commit “adultery in their heart” with the kidnapped women as they cannot get pregnant without it.</text:p>
      <text:p text:style-name="P124">The british are doing the same thing with their harrier aircraft as those flying saucers except they can’t go inter-stellar. Or maybe they now can?</text:p>
      <text:p text:style-name="P125">That’s why the UK imports a large amount of foreign women – to kill them to make materials for VTOL aircraft.</text:p>
      <text:p text:style-name="P125">And that’s why so many foreign women avoid having children after arriving to the UK.</text:p>
      <text:p text:style-name="P125">Foreign men have absolutely no value in the UK unless they brought some money with themselves or their companies.</text:p>
      <text:p text:style-name="P126">The reason the UK giveth benefits to foreign men is because they have no legal grounds to kick them out.</text:p>
      <text:p text:style-name="P127">British men are automatons of the UK monarchy. That’s because they’d do anything for honour and honour is defined formally as formal titles and privileges bestowed by the monarchy.</text:p>
      <text:p text:style-name="P127"/>
      <text:p text:style-name="P128">The USA has greater gravity and the in-out field for the wave-function is inverse because of the vanguard / planet moving engine arm (one of them) is underneath it.</text:p>
      <text:p text:style-name="P128">Another arm is underneath northern Bulgaria.</text:p>
      <text:p text:style-name="P128">Another one is southern Japan.</text:p>
      <text:p text:style-name="P128">And another one is where Atlantis is claimed to have existed.</text:p>
      <text:p text:style-name="P129">The inward-outward field is roughly determined by the sign of the Levi-Cevitta connection, <text:span text:style-name="T48">which determines a pseudo-sign of the gravitational field energy.</text:span></text:p>
      <text:p text:style-name="P130">But when it flips, it is still the same sign from own point of view.</text:p>
      <text:p text:style-name="P131"><text:soft-page-break/>Suggested Locking field:</text:p>
      <text:p text:style-name="P131"/>
      <text:p text:style-name="P131"><draw:frame draw:style-name="fr1" draw:name="Object53" text:anchor-type="as-char" svg:y="-0.437cm" svg:width="6.121cm" svg:height="0.586cm" draw:z-index="52"><draw:object xlink:href="./Object 53" xlink:type="simple" xlink:show="embed" xlink:actuate="onLoad"/><draw:image xlink:href="./ObjectReplacements/Object 53" xlink:type="simple" xlink:show="embed" xlink:actuate="onLoad"/><svg:desc>formula</svg:desc></draw:frame></text:p>
      <text:p text:style-name="P131"/>
      <text:p text:style-name="P132">This should keep the person away from the “other” side. But if there is a partial material that screens only one of the electric fields, for example, it could flip the sign and make the planet revert to being in the “other” location. Which is not the same as being on the other side.</text:p>
      <text:p text:style-name="P133">K is a scalar field.</text:p>
      <text:p text:style-name="P134">The split knocking works by substituting qAc for K tensor by knocking with the +2Aq or +4Aq velocity.</text:p>
      <text:p text:style-name="P134"/>
      <text:p text:style-name="P135">About transportation:</text:p>
      <text:p text:style-name="P135">Power tower allows electricity to about 10.5 KM.</text:p>
      <text:p text:style-name="P135">Enough for charging of an EV for 12 minutes.</text:p>
      <text:p text:style-name="P135"/>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column table:style-name="Table2.D"/>
        <table:table-column table:style-name="Table2.B"/>
        <table:table-row table:style-name="Table2.1">
          <table:table-cell table:style-name="Table2.A1" office:value-type="string">
            <text:p text:style-name="P102">30</text:p>
          </table:table-cell>
          <table:table-cell table:style-name="Table2.A1" office:value-type="string">
            <text:p text:style-name="P102">155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0</text:p>
          </table:table-cell>
          <table:table-cell table:style-name="Table2.A1" office:value-type="string">
            <text:p text:style-name="P102">109601.551083915</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0</text:p>
          </table:table-cell>
          <table:table-cell table:style-name="Table2.A1" office:value-type="string">
            <text:p text:style-name="P102">89489.291724392</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0</text:p>
          </table:table-cell>
          <table:table-cell table:style-name="Table2.A1" office:value-type="string">
            <text:p text:style-name="P102">77500</text:p>
          </table:table-cell>
          <table:table-cell table:style-name="Table2.A1" office:value-type="string">
            <text:p text:style-name="P101"/>
          </table:table-cell>
          <table:table-cell table:style-name="Table2.A1" office:value-type="string">
            <text:p text:style-name="P102">240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50</text:p>
          </table:table-cell>
          <table:table-cell table:style-name="Table2.A1" office:value-type="string">
            <text:p text:style-name="P102">69318.1073024935</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80</text:p>
          </table:table-cell>
          <table:table-cell table:style-name="Table2.A1" office:value-type="string">
            <text:p text:style-name="P102">63278.485021898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210</text:p>
          </table:table-cell>
          <table:table-cell table:style-name="Table2.A1" office:value-type="string">
            <text:p text:style-name="P102">58584.4933164302</text:p>
          </table:table-cell>
          <table:table-cell table:style-name="Table2.A1" office:value-type="string">
            <text:p text:style-name="P101"/>
          </table:table-cell>
          <table:table-cell table:style-name="Table2.A1" office:value-type="string">
            <text:p text:style-name="P102">9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240</text:p>
          </table:table-cell>
          <table:table-cell table:style-name="Table2.A1" office:value-type="string">
            <text:p text:style-name="P102">54800.7755419574</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270</text:p>
          </table:table-cell>
          <table:table-cell table:style-name="Table2.A1" office:value-type="string">
            <text:p text:style-name="P102">51666.6666666667</text:p>
          </table:table-cell>
          <table:table-cell table:style-name="Table2.A1" office:value-type="string">
            <text:p text:style-name="P101"/>
          </table:table-cell>
          <table:table-cell table:style-name="Table2.A1" office:value-type="string">
            <text:p text:style-name="P102">26.6666666666667</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00</text:p>
          </table:table-cell>
          <table:table-cell table:style-name="Table2.A1" office:value-type="string">
            <text:p text:style-name="P102">49015.3037326099</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30</text:p>
          </table:table-cell>
          <table:table-cell table:style-name="Table2.A1" office:value-type="string">
            <text:p text:style-name="P102">46734.2584095534</text:p>
          </table:table-cell>
          <table:table-cell table:style-name="Table2.A1" office:value-type="string">
            <text:p text:style-name="P101"/>
          </table:table-cell>
          <table:table-cell table:style-name="Table2.A1" office:value-type="string">
            <text:p text:style-name="P102">28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60</text:p>
          </table:table-cell>
          <table:table-cell table:style-name="Table2.A1" office:value-type="string">
            <text:p text:style-name="P102">44744.645862196</text:p>
          </table:table-cell>
          <table:table-cell table:style-name="Table2.A1" office:value-type="string">
            <text:p text:style-name="P101"/>
          </table:table-cell>
          <table:table-cell table:style-name="Table2.A1" office:value-type="string">
            <text:p text:style-name="P102">4.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90</text:p>
          </table:table-cell>
          <table:table-cell table:style-name="Table2.A1" office:value-type="string">
            <text:p text:style-name="P102">42989.2652074553</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420</text:p>
          </table:table-cell>
          <table:table-cell table:style-name="Table2.A1" office:value-type="string">
            <text:p text:style-name="P102">41425.4924964258</text:p>
          </table:table-cell>
          <table:table-cell table:style-name="Table2.A1" office:value-type="string">
            <text:p text:style-name="P101"/>
          </table:table-cell>
          <table:table-cell table:style-name="Table2.A1" office:value-type="string">
            <text:p text:style-name="P102">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450</text:p>
          </table:table-cell>
          <table:table-cell table:style-name="Table2.A1" office:value-type="string">
            <text:p text:style-name="P102">40020.82791081</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480</text:p>
          </table:table-cell>
          <table:table-cell table:style-name="Table2.A1" office:value-type="string">
            <text:p text:style-name="P102">38750</text:p>
          </table:table-cell>
          <table:table-cell table:style-name="Table2.A1" office:value-type="string">
            <text:p text:style-name="P101">Charge time</text:p>
          </table:table-cell>
          <table:table-cell table:style-name="Table2.A1" office:value-type="string">
            <text:p text:style-name="P102">11.4285714285714</text:p>
          </table:table-cell>
          <table:table-cell table:style-name="Table2.A1" office:value-type="string">
            <text:p text:style-name="P101">Average Road in UK/Us assuming 2h drive tim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510</text:p>
          </table:table-cell>
          <table:table-cell table:style-name="Table2.A1" office:value-type="string">
            <text:p text:style-name="P102">37593.0218806316</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540</text:p>
          </table:table-cell>
          <table:table-cell table:style-name="Table2.A1" office:value-type="string">
            <text:p text:style-name="P102">36533.850361305</text:p>
          </table:table-cell>
          <table:table-cell table:style-name="Table2.A1" office:value-type="string">
            <text:p text:style-name="P101"/>
          </table:table-cell>
          <table:table-cell table:style-name="Table2.A1" office:value-type="string">
            <text:p text:style-name="P102">34.2857142857143</text:p>
          </table:table-cell>
          <table:table-cell table:style-name="Table2.A1" office:value-type="string">
            <text:p text:style-name="P101">Drive time, steep roads, <text:soft-page-break/>in minutes</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570</text:p>
          </table:table-cell>
          <table:table-cell table:style-name="Table2.A1" office:value-type="string">
            <text:p text:style-name="P102">35559.4387499371</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00</text:p>
          </table:table-cell>
          <table:table-cell table:style-name="Table2.A1" office:value-type="string">
            <text:p text:style-name="P102">34659.0536512467</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30</text:p>
          </table:table-cell>
          <table:table-cell table:style-name="Table2.A1" office:value-type="string">
            <text:p text:style-name="P102">33823.7729865788</text:p>
          </table:table-cell>
          <table:table-cell table:style-name="Table2.A1" office:value-type="string">
            <text:p text:style-name="P101"/>
          </table:table-cell>
          <table:table-cell table:style-name="Table2.A1" office:value-type="string">
            <text:p text:style-name="P102">15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60</text:p>
          </table:table-cell>
          <table:table-cell table:style-name="Table2.A1" office:value-type="string">
            <text:p text:style-name="P102">33046.1110351196</text:p>
          </table:table-cell>
          <table:table-cell table:style-name="Table2.A1" office:value-type="string">
            <text:p text:style-name="P101">Battery </text:p>
          </table:table-cell>
          <table:table-cell table:style-name="Table2.A1" office:value-type="string">
            <text:p text:style-name="P102">135</text:p>
          </table:table-cell>
          <table:table-cell table:style-name="Table2.A1" office:value-type="string">
            <text:p text:style-name="P101">Kg, no extra cold weather capacity</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90</text:p>
          </table:table-cell>
          <table:table-cell table:style-name="Table2.A1" office:value-type="string">
            <text:p text:style-name="P102">32319.7341788466</text:p>
          </table:table-cell>
          <table:table-cell table:style-name="Table2.A1" office:value-type="string">
            <text:p text:style-name="P101"/>
          </table:table-cell>
          <table:table-cell table:style-name="Table2.A1" office:value-type="string">
            <text:p text:style-name="P102">168.75</text:p>
          </table:table-cell>
          <table:table-cell table:style-name="Table2.A1" office:value-type="string">
            <text:p text:style-name="P101">Kg, with extra cold weather capacity</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720</text:p>
          </table:table-cell>
          <table:table-cell table:style-name="Table2.A1" office:value-type="string">
            <text:p text:style-name="P102">31639.2425109494</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750</text:p>
          </table:table-cell>
          <table:table-cell table:style-name="Table2.A1" office:value-type="string">
            <text:p text:style-name="P102">31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780</text:p>
          </table:table-cell>
          <table:table-cell table:style-name="Table2.A1" office:value-type="string">
            <text:p text:style-name="P102">30398.0009464185</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810</text:p>
          </table:table-cell>
          <table:table-cell table:style-name="Table2.A1" office:value-type="string">
            <text:p text:style-name="P102">29829.7639081307</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840</text:p>
          </table:table-cell>
          <table:table-cell table:style-name="Table2.A1" office:value-type="string">
            <text:p text:style-name="P102">29292.2466582151</text:p>
          </table:table-cell>
          <table:table-cell table:style-name="Table2.A1" office:value-type="string">
            <text:p text:style-name="P101"/>
          </table:table-cell>
          <table:table-cell table:style-name="Table2.A1" office:value-type="string">
            <text:p text:style-name="P101">Compressed Air Hybrid:</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870</text:p>
          </table:table-cell>
          <table:table-cell table:style-name="Table2.A1" office:value-type="string">
            <text:p text:style-name="P102">28782.777417443</text:p>
          </table:table-cell>
          <table:table-cell table:style-name="Table2.A1" office:value-type="string">
            <text:p text:style-name="P101"/>
          </table:table-cell>
          <table:table-cell table:style-name="Table2.A1" office:value-type="string">
            <text:p text:style-name="P101">200Kg of air, 100 Usabl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00</text:p>
          </table:table-cell>
          <table:table-cell table:style-name="Table2.A1" office:value-type="string">
            <text:p text:style-name="P102">28298.9988044336</text:p>
          </table:table-cell>
          <table:table-cell table:style-name="Table2.A1" office:value-type="string">
            <text:p text:style-name="P101"/>
          </table:table-cell>
          <table:table-cell table:style-name="Table2.A1" office:value-type="string">
            <text:p text:style-name="P101">Isothermal expansion turbine with heat flowing from </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30</text:p>
          </table:table-cell>
          <table:table-cell table:style-name="Table2.A1" office:value-type="string">
            <text:p text:style-name="P102">27838.8218141501</text:p>
          </table:table-cell>
          <table:table-cell table:style-name="Table2.A1" office:value-type="string">
            <text:p text:style-name="P101"/>
          </table:table-cell>
          <table:table-cell table:style-name="Table2.A1" office:value-type="string">
            <text:p text:style-name="P101">turbine to air</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60</text:p>
          </table:table-cell>
          <table:table-cell table:style-name="Table2.A1" office:value-type="string">
            <text:p text:style-name="P102">27400.3877709787</text:p>
          </table:table-cell>
          <table:table-cell table:style-name="Table2.A1" office:value-type="string">
            <text:p text:style-name="P101"/>
          </table:table-cell>
          <table:table-cell table:style-name="Table2.A1" office:value-type="string">
            <text:p text:style-name="P102">575646.273248512</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90</text:p>
          </table:table-cell>
          <table:table-cell table:style-name="Table2.A1" office:value-type="string">
            <text:p text:style-name="P102">26982.0366731332</text:p>
          </table:table-cell>
          <table:table-cell table:style-name="Table2.A1" office:value-type="string">
            <text:p text:style-name="P101"/>
          </table:table-cell>
          <table:table-cell table:style-name="Table2.A1" office:value-type="string">
            <text:p text:style-name="P101">Per Kg similar to EV if mass was 400 Kg</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020</text:p>
          </table:table-cell>
          <table:table-cell table:style-name="Table2.A1" office:value-type="string">
            <text:p text:style-name="P102">26582.2806970889</text:p>
          </table:table-cell>
          <table:table-cell table:style-name="Table2.A1" office:value-type="string">
            <text:p text:style-name="P101"/>
          </table:table-cell>
          <table:table-cell table:style-name="Table2.A1" office:value-type="string">
            <text:p text:style-name="P101">That means 2x1.5x1.3 m</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050</text:p>
          </table:table-cell>
          <table:table-cell table:style-name="Table2.A1" office:value-type="string">
            <text:p text:style-name="P102">26199.781896584</text:p>
          </table:table-cell>
          <table:table-cell table:style-name="Table2.A1" office:value-type="string">
            <text:p text:style-name="P101"/>
          </table:table-cell>
          <table:table-cell table:style-name="Table2.A1" office:value-type="string">
            <text:p text:style-name="P101">Whole engine section for the tank would be enough</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080</text:p>
          </table:table-cell>
          <table:table-cell table:style-name="Table2.A1" office:value-type="string">
            <text:p text:style-name="P102">25833.3333333333</text:p>
          </table:table-cell>
          <table:table-cell table:style-name="Table2.A1" office:value-type="string">
            <text:p text:style-name="P101"/>
          </table:table-cell>
          <table:table-cell table:style-name="Table2.A1" office:value-type="string">
            <text:p text:style-name="P101">for a “scooby doo car” looking car or both <text:soft-page-break/>the boot</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110</text:p>
          </table:table-cell>
          <table:table-cell table:style-name="Table2.A1" office:value-type="string">
            <text:p text:style-name="P102">25481.8430323304</text:p>
          </table:table-cell>
          <table:table-cell table:style-name="Table2.A1" office:value-type="string">
            <text:p text:style-name="P101"/>
          </table:table-cell>
          <table:table-cell table:style-name="Table2.A1" office:value-type="string">
            <text:p text:style-name="P101">and the engine compartment of an ordinary car</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140</text:p>
          </table:table-cell>
          <table:table-cell table:style-name="Table2.A1" office:value-type="string">
            <text:p text:style-name="P102">25144.3202752682</text:p>
          </table:table-cell>
          <table:table-cell table:style-name="Table2.A1" office:value-type="string">
            <text:p text:style-name="P101"/>
          </table:table-cell>
          <table:table-cell table:style-name="Table2.A1" office:value-type="string">
            <text:p text:style-name="P101">for equal drive time to EV</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170</text:p>
          </table:table-cell>
          <table:table-cell table:style-name="Table2.A1" office:value-type="string">
            <text:p text:style-name="P102">24819.8638397885</text:p>
          </table:table-cell>
          <table:table-cell table:style-name="Table2.A1" office:value-type="string">
            <text:p text:style-name="P101"/>
          </table:table-cell>
          <table:table-cell table:style-name="Table2.A1" office:value-type="string">
            <text:p text:style-name="P101">The boot is not a necessity as most people go on a</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00</text:p>
          </table:table-cell>
          <table:table-cell table:style-name="Table2.A1" office:value-type="string">
            <text:p text:style-name="P102">24507.6518663049</text:p>
          </table:table-cell>
          <table:table-cell table:style-name="Table2.A1" office:value-type="string">
            <text:p text:style-name="P101"/>
          </table:table-cell>
          <table:table-cell table:style-name="Table2.A1" office:value-type="string">
            <text:p text:style-name="P101">holiday by plan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30</text:p>
          </table:table-cell>
          <table:table-cell table:style-name="Table2.A1" office:value-type="string">
            <text:p text:style-name="P102">24206.9330927339</text:p>
          </table:table-cell>
          <table:table-cell table:style-name="Table2.A1" office:value-type="string">
            <text:p text:style-name="P101"/>
          </table:table-cell>
          <table:table-cell table:style-name="Table2.A1" office:value-type="string">
            <text:p text:style-name="P102">1.4814814814814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60</text:p>
          </table:table-cell>
          <table:table-cell table:style-name="Table2.A1" office:value-type="string">
            <text:p text:style-name="P102">23917.0192441242</text:p>
          </table:table-cell>
          <table:table-cell table:style-name="Table2.A1" office:value-type="string">
            <text:p text:style-name="P101"/>
          </table:table-cell>
          <table:table-cell table:style-name="Table2.A1" office:value-type="string">
            <text:p text:style-name="P102">1.06481481481481</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90</text:p>
          </table:table-cell>
          <table:table-cell table:style-name="Table2.A1" office:value-type="string">
            <text:p text:style-name="P102">23637.2784015537</text:p>
          </table:table-cell>
          <table:table-cell table:style-name="Table2.A1" office:value-type="string">
            <text:p text:style-name="P101"/>
          </table:table-cell>
          <table:table-cell table:style-name="Table2.A1" office:value-type="string">
            <text:p text:style-name="P101">And you get 120 HP worth of engine power instead of</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320</text:p>
          </table:table-cell>
          <table:table-cell table:style-name="Table2.A1" office:value-type="string">
            <text:p text:style-name="P102">23367.1292047767</text:p>
          </table:table-cell>
          <table:table-cell table:style-name="Table2.A1" office:value-type="string">
            <text:p text:style-name="P101"/>
          </table:table-cell>
          <table:table-cell table:style-name="Table2.A1" office:value-type="string">
            <text:p text:style-name="P101">200 because of losses of isothermal turbin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350</text:p>
          </table:table-cell>
          <table:table-cell table:style-name="Table2.A1" office:value-type="string">
            <text:p text:style-name="P102">23106.035767497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
      <text:p text:style-name="Standard"/>
      <text:p text:style-name="P135">However, the EV can be substituted by compressed air hybrid engine, if the tankage is placed in both the boot and engine space, and it is SUV size with not sport class engine power. This would avoid the mining of cobalt by children and the massive pollution to the environment from the non recycled batteries.</text:p>
      <text:p text:style-name="P136">To achieve isothermal expansion cylinder engine, the cylinder has to have a large area and small drive depth. But it can have parallel pistons so it doesn’t necessarily have to be low power.</text:p>
      <text:p text:style-name="P137">Theoretically it is possible to compress the air by isochoric process and pump it back into the tank.</text:p>
      <text:p text:style-name="P137">However this is only likely to work for a short range of velocities.</text:p>
      <text:p text:style-name="P137">The entropy is then still going to be the same or increase because the vehicle will contain some tritium in the work fluid.</text:p>
      <text:p text:style-name="P137">The efficiency of the Tritium decay would be about 144 to energy output.</text:p>
      <text:p text:style-name="P138">This results in irradiation by a bus of less than the French standard for workers of nuclear plants.</text:p>
      <text:p text:style-name="P138">However, if a taxi uses the tritium drive, it will irradiate quite a lot.</text:p>
      <text:p text:style-name="P138">So people who frequently travel by taxi are likely to get increased cancer rates.</text:p>
      <text:p text:style-name="P139">In the lokas or planets where there is no space, the entropy is conserved, so the metals get re aggregated after they have been rusted/oxidised away, to use up any remaining entropy allowance from sunlight or power towers that wasn’t used up.</text:p>
      <text:p text:style-name="P140"><text:soft-page-break/>How the Soviet Union managed to get people to have “all” a high quality life – they made half the people into slaves, to be used up as entropy allowance for the “free” people, where the “slave” would be damaged when there is a need to pay for a service or good.</text:p>
      <text:p text:style-name="P140">That’s why they didn’t have drug users, homeless, long term unemployed and prostitutes save for elite ones for the government.</text:p>
      <text:p text:style-name="P141">The alternative to that is as they had it before perestroika – again, such people didn’t exist, but the salaries were low and the economy had to be planned, including planned waste, in order to cancel out the extra entropy balance.</text:p>
      <text:p text:style-name="P142">Why do the Marxists do a “re-Feinmanisation” every time new physics is discovered or concocted? It is because he is the only famous Physicist from a working class family and he is used to promote the idea that anybody can go to the top, while being from the working class.</text:p>
      <text:p text:style-name="P142">They will badmouth any new development unless the author of the new theory is even more proletarian that Feinman.</text:p>
      <text:p text:style-name="P143">This is to promote to proletarian people the idea that they reached and surpassed the intelligence of the elites and intelligentsia and are now ahead of everyone.</text:p>
      <text:p text:style-name="P143">This prevents them from seeking better knowledge and thus limits their ability to achieve communism.</text:p>
      <text:p text:style-name="P143">Thus the western “left-wing” politicians are really the servants of the ruling class to conduct class warfare against their own working class people.</text:p>
      <text:p text:style-name="P143">However ex communist parties do have this over-unity and free energy technology and they cannot get out of the middle income trap, because getting out of it involves creating a lot of long term unemployed, homeless, drug users and prostitutes. They (the western countries) basically grab their allowance of entropy and give it to the middle class and rich.</text:p>
      <text:p text:style-name="P144">The reason the Brezhnevist Soviet communism did not worship Feinman is because they weren’t trying to send a message to the history books, whey were trying to create a just and tolerant society.</text:p>
      <text:p text:style-name="P144">It is unclear who the whole lot of western influencers and marxist academics are trying to send “messages” to.</text:p>
      <text:p text:style-name="P144">They are insane, thinking they are just stories in a book and not actual people. <text:span text:style-name="T49">This is caused by the belief that all their actions are recorded in the book of deeds, as stated in the Apocalypse book from the Bible.</text:span></text:p>
      <text:p text:style-name="P145">And the reason westerm Marxists keep doing re-Feinmanisation is because they want to stick it to the Father god through his book of deeds. By sending the message that a proletarian always beats a non proletarian.</text:p>
      <text:p text:style-name="P145">And the concept of a person so freaking poor they are more dangerous than God i.e. a siromach was invented by Bulgarians during the Ottoman rule.</text:p>
      <text:p text:style-name="P145">The communists got rid of their Bulgarian siromachs but the Bulgarians who left before the end of communism are still living in foreign countries, in particular, the USA.</text:p>
      <text:p text:style-name="P146">Why is the US ideology so reminiscent of the siromach ideology of the Bulgarian revolution writers?</text:p>
      <text:p text:style-name="P146">It is because they reassigned the Von Newman computer patent from the Von Newman to the Bulgarian John Atanasov, and they now have karmic back pay of royalties from the entire US chip industry, so his ancestors basically own the USA.</text:p>
      <text:p text:style-name="P146">The only way do get away from it is to adopt an ISA different from CISC, which could be VLIW, DISVLIW or RISC.</text:p>
      <text:p text:style-name="P146">That’s because the original CPU was a CISC cpu.</text:p>
      <text:p text:style-name="P146">So killing hardware implementations of x86 and x86_64 could be enough to remove siromach “ownership” of the USA.</text:p>
      <text:p text:style-name="P147">Software translation should be done by kernel or user mode not firmware.</text:p>
      <text:h text:style-name="P148" text:outline-level="1">References</text:h>
      <text:p text:style-name="P88"/>
      <text:p text:style-name="P88">1. Sci Total Environ. 1983 Dec 15;32(1):35-54.doi: 10.1016/0048-9697(83)90131-6.</text:p>
      <text:p text:style-name="P89">2. “Quantum Theory with relativity of reference frame but no time dilation.”, 2023, Goran Dakov, Amazon KDP book</text:p>
      <text:p text:style-name="P89"><text:span text:style-name="T38">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4-17T10:36:29.080123861</dc:date>
    <meta:editing-duration>PT16H5M33S</meta:editing-duration>
    <meta:editing-cycles>248</meta:editing-cycles>
    <meta:generator>LibreOffice/7.3.7.2$Linux_X86_64 LibreOffice_project/30$Build-2</meta:generator>
    <meta:document-statistic meta:table-count="2" meta:image-count="0" meta:object-count="53" meta:page-count="20" meta:paragraph-count="619" meta:word-count="8107" meta:character-count="46876" meta:non-whitespace-character-count="39311"/>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i>δ</mi>
      </msub>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
                <mi>ϕ</mi>
                <mi>ρ</mi>
              </msub>
            </mrow>
            <msubsup>
              <mi>K</mi>
              <mi>μ</mi>
              <mrow>
                <mi>η</mi>
                <mi>ρ</mi>
              </mrow>
            </msubsup>
          </mrow>
        </mrow>
        <mo fence="true" form="postfix" stretchy="false">)</mo>
      </mrow>
    </mrow>
    <annotation encoding="StarMath 5.0">Z_2= (m_0+u_{EM}/c^2) %psi (int sqrt {valt_%gamma (v_%alpha) v_%beta +d (k_%epsilon A_%mu^%mu q^2 r_%pi^T) / d r_%pi^T} v_%gamma dt_%delta )v_%delta ( {+-mc^3 +q c A_"any"} over {  m c^3 } +%phi_%rho K_%mu^{%eta %rho})</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text>aether</mtext>
      </msub>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
                <mi>ϕ</mi>
                <mi>ρ</mi>
              </msub>
            </mrow>
            <msubsup>
              <mi>K</mi>
              <mi>μ</mi>
              <mrow>
                <mi>η</mi>
                <mi>ρ</mi>
              </mrow>
            </msubsup>
          </mrow>
        </mrow>
        <mo fence="true" form="postfix" stretchy="false">)</mo>
      </mrow>
    </mrow>
    <annotation encoding="StarMath 5.0">Z_2= (m_0+u_{EM}/c^2) %psi (int sqrt {valt_%gamma (v_%alpha) v_%beta +d (k_%epsilon A_%mu^%mu q^2 r_%pi^T) / d r_%pi^T} v_%gamma dt_%delta )v_"aether" ( {+-mc^3 +q c A_"any"} over {  m c^3 } +%phi_%rho K_%mu^{%eta %rho} )</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draw:marker-end="Arrowheads_20_1" draw:marker-end-width="0.3cm" draw:fill="none" draw:textarea-vertical-align="middle"/>
    </style:style>
    <style:style style:name="gr3" style:family="graphic" style:parent-style-name="standard">
      <style:graphic-properties draw:textarea-horizontal-align="justify" draw:textarea-vertical-align="middle" draw:auto-grow-height="false" fo:min-height="0.282cm" fo:min-width="0.208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1.069cm" fo:min-width="0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style:text-properties fo:font-size="9pt" style:font-size-asian="9pt" style:font-size-complex="9pt"/>
    </style:style>
    <style:style style:name="P5"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3" draw:layer="layout" svg:width="3.796cm" svg:height="0.962cm" svg:x="3.749cm" svg:y="1.998cm">
          <draw:text-box>
            <text:p>~ (gold coil)</text:p>
          </draw:text-box>
        </draw:frame>
        <draw:frame draw:style-name="gr6" draw:text-style-name="P5" draw:layer="layout" svg:width="5.485cm" svg:height="1.319cm" svg:x="5.515cm" svg:y="3.787cm">
          <draw:text-box>
            <text:p text:style-name="P4"><text:span text:style-name="T1">Suspended by threads; <text:s/>pipe coil</text:span></text:p>
            <text:p text:style-name="P4"><text:span text:style-name="T1">current induced by emf</text:span></text:p>
          </draw:text-box>
        </draw:frame>
      </draw:page>
    </office:drawing>
  </office:body>
</office:document-content>
</file>

<file path=Object 5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3/content.xml><?xml version="1.0" encoding="utf-8"?>
<math xmlns="http://www.w3.org/1998/Math/MathML" display="block">
  <semantics>
    <mrow>
      <mrow>
        <msubsup>
          <mi>K</mi>
          <mi>μ</mi>
          <mrow>
            <mi>η</mi>
            <mi>ρ</mi>
          </mrow>
        </msubsup>
        <mo stretchy="false">=</mo>
        <mrow>
          <mo stretchy="false">−</mo>
          <mrow>
            <mo fence="true" form="prefix" stretchy="false">(</mo>
            <mrow>
              <mrow>
                <msub>
                  <mi>E</mi>
                  <mi>μ</mi>
                </msub>
                <mo stretchy="false">⊗</mo>
                <msub>
                  <mi>E</mi>
                  <mi>μ</mi>
                </msub>
              </mrow>
            </mrow>
            <mo fence="true" form="postfix" stretchy="false">)</mo>
          </mrow>
        </mrow>
      </mrow>
      <msup>
        <mrow>
          <mo fence="true" form="prefix" stretchy="false">(</mo>
          <mrow>
            <mrow>
              <msup>
                <mi>E</mi>
                <mi>η</mi>
              </msup>
              <mo stretchy="false">⊗</mo>
              <msup>
                <mi>E</mi>
                <mi>ρ</mi>
              </msup>
            </mrow>
          </mrow>
          <mo fence="true" form="postfix" stretchy="false">)</mo>
        </mrow>
        <mrow>
          <mo stretchy="false">−</mo>
          <mn>1</mn>
        </mrow>
      </msup>
      <mrow>
        <mi>K</mi>
        <mo stretchy="false">⊗</mo>
        <msup>
          <mi>ϕ</mi>
          <mi>T</mi>
        </msup>
      </mrow>
    </mrow>
    <annotation encoding="StarMath 5.0">K_%mu^{%eta %rho}=-(E_%mu otimes E_%mu) ( E^%eta otimes E^%rho )^-1 K otimes %phi^T</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